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7e963" officeooo:paragraph-rsid="001e9dfc"/>
    </style:style>
    <style:style style:name="P7" style:family="paragraph" style:parent-style-name="Standard">
      <style:text-properties officeooo:rsid="00085f08" officeooo:paragraph-rsid="00085f08"/>
    </style:style>
    <style:style style:name="P8" style:family="paragraph" style:parent-style-name="Standard">
      <style:text-properties officeooo:rsid="000975b3" officeooo:paragraph-rsid="000975b3"/>
    </style:style>
    <style:style style:name="P9" style:family="paragraph" style:parent-style-name="Standard">
      <style:text-properties officeooo:rsid="000e392c" officeooo:paragraph-rsid="000e392c"/>
    </style:style>
    <style:style style:name="P10" style:family="paragraph" style:parent-style-name="Standard">
      <style:text-properties officeooo:rsid="000e392c" officeooo:paragraph-rsid="00144935"/>
    </style:style>
    <style:style style:name="P11" style:family="paragraph" style:parent-style-name="Standard">
      <style:text-properties officeooo:rsid="000e392c" officeooo:paragraph-rsid="00149e1e"/>
    </style:style>
    <style:style style:name="P12" style:family="paragraph" style:parent-style-name="Standard">
      <style:text-properties officeooo:rsid="000dd1d4" officeooo:paragraph-rsid="000dd1d4"/>
    </style:style>
    <style:style style:name="P13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14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15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16" style:family="paragraph" style:parent-style-name="Standard">
      <style:text-properties fo:font-weight="bold" officeooo:rsid="0019f983" officeooo:paragraph-rsid="0019f983" style:font-weight-asian="bold" style:font-weight-complex="bold"/>
    </style:style>
    <style:style style:name="P17" style:family="paragraph" style:parent-style-name="Standard">
      <style:text-properties fo:font-weight="bold" officeooo:rsid="001e9dfc" officeooo:paragraph-rsid="001e9dfc" style:font-weight-asian="bold" style:font-weight-complex="bold"/>
    </style:style>
    <style:style style:name="P18" style:family="paragraph" style:parent-style-name="Standard">
      <style:text-properties fo:font-weight="bold" officeooo:rsid="00264dc0" officeooo:paragraph-rsid="00264dc0" style:font-weight-asian="bold" style:font-weight-complex="bold"/>
    </style:style>
    <style:style style:name="P19" style:family="paragraph" style:parent-style-name="Standard">
      <style:text-properties fo:font-weight="bold" officeooo:rsid="00302919" officeooo:paragraph-rsid="00302919" style:font-weight-asian="bold" style:font-weight-complex="bold"/>
    </style:style>
    <style:style style:name="P20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21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22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23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24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25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26" style:family="paragraph" style:parent-style-name="Standard">
      <style:text-properties fo:font-weight="normal" officeooo:rsid="001d1443" officeooo:paragraph-rsid="001d1443" style:font-weight-asian="normal" style:font-weight-complex="normal"/>
    </style:style>
    <style:style style:name="P27" style:family="paragraph" style:parent-style-name="Standard">
      <style:text-properties fo:font-weight="normal" officeooo:rsid="0022d375" officeooo:paragraph-rsid="0022d375" style:font-weight-asian="normal" style:font-weight-complex="normal"/>
    </style:style>
    <style:style style:name="P28" style:family="paragraph" style:parent-style-name="Standard">
      <style:text-properties fo:font-weight="normal" officeooo:rsid="00244afa" officeooo:paragraph-rsid="00244afa" style:font-weight-asian="normal" style:font-weight-complex="normal"/>
    </style:style>
    <style:style style:name="P29" style:family="paragraph" style:parent-style-name="Standard">
      <style:text-properties fo:font-weight="normal" officeooo:rsid="002cbaae" officeooo:paragraph-rsid="002cbaae" style:font-weight-asian="normal" style:font-weight-complex="normal"/>
    </style:style>
    <style:style style:name="P30" style:family="paragraph" style:parent-style-name="Standard">
      <style:text-properties fo:font-weight="normal" officeooo:rsid="002dde39" officeooo:paragraph-rsid="002dde39" style:font-weight-asian="normal" style:font-weight-complex="normal"/>
    </style:style>
    <style:style style:name="P31" style:family="paragraph" style:parent-style-name="Standard">
      <style:text-properties fo:font-weight="normal" officeooo:rsid="00302919" officeooo:paragraph-rsid="00302919" style:font-weight-asian="normal" style:font-weight-complex="normal"/>
    </style:style>
    <style:style style:name="P32" style:family="paragraph" style:parent-style-name="Standard">
      <style:text-properties fo:font-weight="normal" officeooo:rsid="0033b8b4" officeooo:paragraph-rsid="0033b8b4" style:font-weight-asian="normal" style:font-weight-complex="normal"/>
    </style:style>
    <style:style style:name="P33" style:family="paragraph" style:parent-style-name="Standard">
      <style:text-properties fo:font-weight="normal" officeooo:rsid="0035410e" officeooo:paragraph-rsid="0035410e" style:font-weight-asian="normal" style:font-weight-complex="normal"/>
    </style:style>
    <style:style style:name="P34" style:family="paragraph" style:parent-style-name="Standard">
      <style:text-properties fo:font-weight="normal" officeooo:rsid="00367c51" officeooo:paragraph-rsid="00367c51" style:font-weight-asian="normal" style:font-weight-complex="normal"/>
    </style:style>
    <style:style style:name="P35" style:family="paragraph" style:parent-style-name="Standard">
      <style:text-properties officeooo:rsid="00149e1e" officeooo:paragraph-rsid="00149e1e"/>
    </style:style>
    <style:style style:name="P36" style:family="paragraph" style:parent-style-name="Standard">
      <style:text-properties officeooo:rsid="002f2cfa" officeooo:paragraph-rsid="002f2cfa"/>
    </style:style>
    <style:style style:name="P37" style:family="paragraph" style:parent-style-name="Standard">
      <style:text-properties officeooo:rsid="00302919" officeooo:paragraph-rsid="00302919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3840c1" officeooo:paragraph-rsid="003840c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39f449" officeooo:paragraph-rsid="0039f44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0367c51" officeooo:paragraph-rsid="00367c51" style:font-style-asian="normal" style:font-weight-asian="bold" style:font-style-complex="normal" style:font-weight-complex="bold"/>
    </style:style>
    <style:style style:name="P42" style:family="paragraph" style:parent-style-name="Standard" style:list-style-name="L1">
      <style:text-properties fo:font-weight="normal" officeooo:rsid="0011155c" officeooo:paragraph-rsid="0011155c" fo:background-color="#ffffff" style:font-weight-asian="normal" style:font-weight-complex="normal"/>
    </style:style>
    <style:style style:name="P43" style:family="paragraph" style:parent-style-name="Standard" style:list-style-name="L2">
      <style:text-properties fo:font-weight="normal" officeooo:rsid="00129da2" officeooo:paragraph-rsid="00129da2" fo:background-color="#ffffff" style:font-weight-asian="normal" style:font-weight-complex="normal"/>
    </style:style>
    <style:style style:name="P44" style:family="paragraph" style:parent-style-name="Standard" style:list-style-name="L13">
      <style:text-properties fo:font-weight="normal" officeooo:rsid="00144935" officeooo:paragraph-rsid="00144935" style:font-weight-asian="normal" style:font-weight-complex="normal"/>
    </style:style>
    <style:style style:name="P45" style:family="paragraph" style:parent-style-name="Standard" style:list-style-name="L14">
      <style:text-properties fo:font-weight="normal" officeooo:rsid="00149e1e" officeooo:paragraph-rsid="00149e1e" style:font-weight-asian="normal" style:font-weight-complex="normal"/>
    </style:style>
    <style:style style:name="P46" style:family="paragraph" style:parent-style-name="Standard" style:list-style-name="L14">
      <style:text-properties fo:font-weight="normal" officeooo:rsid="00156942" officeooo:paragraph-rsid="00156942" style:font-weight-asian="normal" style:font-weight-complex="normal"/>
    </style:style>
    <style:style style:name="P47" style:family="paragraph" style:parent-style-name="Standard" style:list-style-name="L14">
      <style:text-properties fo:font-weight="normal" officeooo:rsid="0016f15a" officeooo:paragraph-rsid="0016f15a" style:font-weight-asian="normal" style:font-weight-complex="normal"/>
    </style:style>
    <style:style style:name="P48" style:family="paragraph" style:parent-style-name="Standard" style:list-style-name="L14">
      <style:text-properties fo:font-weight="normal" officeooo:rsid="00176505" officeooo:paragraph-rsid="00176505" style:font-weight-asian="normal" style:font-weight-complex="normal"/>
    </style:style>
    <style:style style:name="P49" style:family="paragraph" style:parent-style-name="Standard" style:list-style-name="L14">
      <style:text-properties fo:font-weight="normal" officeooo:rsid="0017ff12" officeooo:paragraph-rsid="0017ff12" style:font-weight-asian="normal" style:font-weight-complex="normal"/>
    </style:style>
    <style:style style:name="P50" style:family="paragraph" style:parent-style-name="Standard" style:list-style-name="L14">
      <style:text-properties fo:font-weight="normal" officeooo:rsid="0018ecb8" officeooo:paragraph-rsid="0018ecb8" style:font-weight-asian="normal" style:font-weight-complex="normal"/>
    </style:style>
    <style:style style:name="P51" style:family="paragraph" style:parent-style-name="Standard" style:list-style-name="L15">
      <style:text-properties fo:font-weight="normal" officeooo:rsid="001a7a29" officeooo:paragraph-rsid="001a7a29" style:font-weight-asian="normal" style:font-weight-complex="normal"/>
    </style:style>
    <style:style style:name="P52" style:family="paragraph" style:parent-style-name="Standard" style:list-style-name="L15">
      <style:text-properties fo:font-weight="normal" officeooo:rsid="001b93a6" officeooo:paragraph-rsid="001b93a6" style:font-weight-asian="normal" style:font-weight-complex="normal"/>
    </style:style>
    <style:style style:name="P53" style:family="paragraph" style:parent-style-name="Standard" style:list-style-name="L15">
      <style:text-properties fo:font-weight="normal" officeooo:rsid="001d1443" officeooo:paragraph-rsid="001d1443" style:font-weight-asian="normal" style:font-weight-complex="normal"/>
    </style:style>
    <style:style style:name="P54" style:family="paragraph" style:parent-style-name="Standard" style:list-style-name="L15">
      <style:text-properties fo:font-weight="normal" officeooo:rsid="001e9dfc" officeooo:paragraph-rsid="001e9dfc" style:font-weight-asian="normal" style:font-weight-complex="normal"/>
    </style:style>
    <style:style style:name="P55" style:family="paragraph" style:parent-style-name="Standard" style:list-style-name="L16">
      <style:text-properties fo:font-weight="normal" officeooo:rsid="0020cda6" officeooo:paragraph-rsid="0020cda6" style:font-weight-asian="normal" style:font-weight-complex="normal"/>
    </style:style>
    <style:style style:name="P56" style:family="paragraph" style:parent-style-name="Standard" style:list-style-name="L16">
      <style:text-properties fo:font-weight="normal" officeooo:rsid="002270a8" officeooo:paragraph-rsid="002270a8" style:font-weight-asian="normal" style:font-weight-complex="normal"/>
    </style:style>
    <style:style style:name="P57" style:family="paragraph" style:parent-style-name="Standard" style:list-style-name="L16">
      <style:text-properties fo:font-weight="normal" officeooo:rsid="0022d375" officeooo:paragraph-rsid="0022d375" style:font-weight-asian="normal" style:font-weight-complex="normal"/>
    </style:style>
    <style:style style:name="P58" style:family="paragraph" style:parent-style-name="Standard" style:list-style-name="L16">
      <style:text-properties fo:font-weight="normal" officeooo:rsid="00244afa" officeooo:paragraph-rsid="00244afa" style:font-weight-asian="normal" style:font-weight-complex="normal"/>
    </style:style>
    <style:style style:name="P59" style:family="paragraph" style:parent-style-name="Standard" style:list-style-name="L16">
      <style:text-properties fo:font-weight="normal" officeooo:rsid="00302919" officeooo:paragraph-rsid="00302919" style:font-weight-asian="normal" style:font-weight-complex="normal"/>
    </style:style>
    <style:style style:name="P60" style:family="paragraph" style:parent-style-name="Standard" style:list-style-name="L18">
      <style:text-properties fo:font-weight="normal" officeooo:rsid="00302919" officeooo:paragraph-rsid="00302919" style:font-weight-asian="normal" style:font-weight-complex="normal"/>
    </style:style>
    <style:style style:name="P61" style:family="paragraph" style:parent-style-name="Standard" style:list-style-name="L17">
      <style:text-properties fo:font-weight="normal" officeooo:rsid="002817e9" officeooo:paragraph-rsid="002817e9" style:font-weight-asian="normal" style:font-weight-complex="normal"/>
    </style:style>
    <style:style style:name="P62" style:family="paragraph" style:parent-style-name="Standard" style:list-style-name="L17">
      <style:text-properties fo:font-weight="normal" officeooo:rsid="002a0923" officeooo:paragraph-rsid="002a0923" style:font-weight-asian="normal" style:font-weight-complex="normal"/>
    </style:style>
    <style:style style:name="P63" style:family="paragraph" style:parent-style-name="Standard" style:list-style-name="L17">
      <style:text-properties fo:font-weight="normal" officeooo:rsid="002bdbfc" officeooo:paragraph-rsid="002bdbfc" style:font-weight-asian="normal" style:font-weight-complex="normal"/>
    </style:style>
    <style:style style:name="P64" style:family="paragraph" style:parent-style-name="Standard" style:list-style-name="L17">
      <style:text-properties fo:font-weight="normal" officeooo:rsid="002cbaae" officeooo:paragraph-rsid="002cbaae" style:font-weight-asian="normal" style:font-weight-complex="normal"/>
    </style:style>
    <style:style style:name="P65" style:family="paragraph" style:parent-style-name="Standard" style:list-style-name="L17">
      <style:text-properties fo:font-weight="normal" officeooo:rsid="002dde39" officeooo:paragraph-rsid="002dde39" style:font-weight-asian="normal" style:font-weight-complex="normal"/>
    </style:style>
    <style:style style:name="P66" style:family="paragraph" style:parent-style-name="Standard" style:list-style-name="L17">
      <style:text-properties fo:font-weight="normal" officeooo:rsid="002f2cfa" officeooo:paragraph-rsid="002f2cfa" style:font-weight-asian="normal" style:font-weight-complex="normal"/>
    </style:style>
    <style:style style:name="P67" style:family="paragraph" style:parent-style-name="Standard" style:list-style-name="L18">
      <style:text-properties fo:font-weight="normal" officeooo:rsid="0033b8b4" officeooo:paragraph-rsid="0033b8b4" style:font-weight-asian="normal" style:font-weight-complex="normal"/>
    </style:style>
    <style:style style:name="P68" style:family="paragraph" style:parent-style-name="Standard" style:list-style-name="L18">
      <style:text-properties fo:font-weight="normal" officeooo:rsid="0035410e" officeooo:paragraph-rsid="0035410e" style:font-weight-asian="normal" style:font-weight-complex="normal"/>
    </style:style>
    <style:style style:name="P69" style:family="paragraph" style:parent-style-name="Standard" style:list-style-name="L18">
      <style:text-properties fo:font-weight="normal" officeooo:rsid="00367c51" officeooo:paragraph-rsid="00367c51" style:font-weight-asian="normal" style:font-weight-complex="normal"/>
    </style:style>
    <style:style style:name="P70" style:family="paragraph" style:parent-style-name="Standard" style:list-style-name="L3">
      <style:text-properties officeooo:rsid="0005121a" officeooo:paragraph-rsid="00085f08"/>
    </style:style>
    <style:style style:name="P71" style:family="paragraph" style:parent-style-name="Standard" style:list-style-name="L4">
      <style:text-properties officeooo:rsid="0005121a" officeooo:paragraph-rsid="00085f08"/>
    </style:style>
    <style:style style:name="P72" style:family="paragraph" style:parent-style-name="Standard" style:list-style-name="L5">
      <style:text-properties officeooo:rsid="0005121a" officeooo:paragraph-rsid="00085f08"/>
    </style:style>
    <style:style style:name="P73" style:family="paragraph" style:parent-style-name="Standard" style:list-style-name="L5">
      <style:text-properties officeooo:rsid="00085f08" officeooo:paragraph-rsid="00085f08"/>
    </style:style>
    <style:style style:name="P74" style:family="paragraph" style:parent-style-name="Standard" style:list-style-name="L6">
      <style:text-properties officeooo:rsid="00085f08" officeooo:paragraph-rsid="00085f08"/>
    </style:style>
    <style:style style:name="P75" style:family="paragraph" style:parent-style-name="Standard" style:list-style-name="L9">
      <style:text-properties officeooo:rsid="00085f08" officeooo:paragraph-rsid="00085f08"/>
    </style:style>
    <style:style style:name="P76" style:family="paragraph" style:parent-style-name="Standard" style:list-style-name="L10">
      <style:text-properties officeooo:rsid="00085f08" officeooo:paragraph-rsid="00085f08"/>
    </style:style>
    <style:style style:name="P77" style:family="paragraph" style:parent-style-name="Standard" style:list-style-name="L11">
      <style:text-properties officeooo:rsid="00085f08" officeooo:paragraph-rsid="00085f08"/>
    </style:style>
    <style:style style:name="P78" style:family="paragraph" style:parent-style-name="Standard" style:list-style-name="L6">
      <style:text-properties officeooo:rsid="0006ada9" officeooo:paragraph-rsid="00085f08"/>
    </style:style>
    <style:style style:name="P79" style:family="paragraph" style:parent-style-name="Standard" style:list-style-name="L6">
      <style:text-properties officeooo:rsid="0007e963" officeooo:paragraph-rsid="00085f08"/>
    </style:style>
    <style:style style:name="P80" style:family="paragraph" style:parent-style-name="Standard" style:list-style-name="L7">
      <style:text-properties officeooo:rsid="0007e963" officeooo:paragraph-rsid="00085f08"/>
    </style:style>
    <style:style style:name="P81" style:family="paragraph" style:parent-style-name="Standard" style:list-style-name="L7">
      <style:text-properties officeooo:rsid="0007e963" officeooo:paragraph-rsid="0007e963"/>
    </style:style>
    <style:style style:name="P82" style:family="paragraph" style:parent-style-name="Standard" style:list-style-name="L8">
      <style:text-properties officeooo:rsid="0007e963" officeooo:paragraph-rsid="00085f08"/>
    </style:style>
    <style:style style:name="P83" style:family="paragraph" style:parent-style-name="Standard" style:list-style-name="L9">
      <style:text-properties officeooo:rsid="0007e963" officeooo:paragraph-rsid="00085f08"/>
    </style:style>
    <style:style style:name="P84" style:family="paragraph" style:parent-style-name="Standard" style:list-style-name="L11">
      <style:text-properties officeooo:rsid="000975b3" officeooo:paragraph-rsid="000975b3"/>
    </style:style>
    <style:style style:name="P85" style:family="paragraph" style:parent-style-name="Standard" style:list-style-name="L12">
      <style:text-properties officeooo:rsid="000975b3" officeooo:paragraph-rsid="000975b3"/>
    </style:style>
    <style:style style:name="P86" style:family="paragraph" style:parent-style-name="Standard" style:list-style-name="L12">
      <style:text-properties officeooo:rsid="000a60c9" officeooo:paragraph-rsid="000a60c9"/>
    </style:style>
    <style:style style:name="P87" style:family="paragraph" style:parent-style-name="Standard" style:list-style-name="L12">
      <style:text-properties officeooo:rsid="000b7075" officeooo:paragraph-rsid="000b7075"/>
    </style:style>
    <style:style style:name="P88" style:family="paragraph" style:parent-style-name="Standard" style:list-style-name="L12">
      <style:text-properties officeooo:rsid="000d450f" officeooo:paragraph-rsid="000d450f"/>
    </style:style>
    <style:style style:name="P89" style:family="paragraph" style:parent-style-name="Standard" style:list-style-name="L12">
      <style:text-properties officeooo:rsid="000dd1d4" officeooo:paragraph-rsid="000dd1d4"/>
    </style:style>
    <style:style style:name="P90" style:family="paragraph" style:parent-style-name="Standard" style:list-style-name="L12">
      <style:text-properties officeooo:rsid="000bca92" officeooo:paragraph-rsid="000bca92"/>
    </style:style>
    <style:style style:name="P91" style:family="paragraph" style:parent-style-name="Standard" style:list-style-name="L12">
      <style:text-properties officeooo:rsid="000e392c" officeooo:paragraph-rsid="000e392c"/>
    </style:style>
    <style:style style:name="P92" style:family="paragraph" style:parent-style-name="Standard" style:list-style-name="L13">
      <style:text-properties officeooo:rsid="00144935" officeooo:paragraph-rsid="00144935"/>
    </style:style>
    <style:style style:name="P93" style:family="paragraph" style:parent-style-name="Standard" style:list-style-name="L13">
      <style:text-properties officeooo:rsid="00149e1e" officeooo:paragraph-rsid="00149e1e"/>
    </style:style>
    <style:style style:name="P94" style:family="paragraph" style:parent-style-name="Standard" style:list-style-name="L17">
      <style:text-properties officeooo:rsid="002f2cfa" officeooo:paragraph-rsid="002f2cfa"/>
    </style:style>
    <style:style style:name="P95" style:family="paragraph" style:parent-style-name="Standard" style:list-style-name="L17">
      <style:text-properties officeooo:rsid="00302919" officeooo:paragraph-rsid="00302919"/>
    </style:style>
    <style:style style:name="P96" style:family="paragraph" style:parent-style-name="Standard" style:list-style-name="L19">
      <style:paragraph-properties fo:text-align="start" style:justify-single-word="false"/>
      <style:text-properties fo:font-style="normal" fo:font-weight="normal" officeooo:rsid="003840c1" officeooo:paragraph-rsid="003840c1" style:font-style-asian="normal" style:font-weight-asian="normal" style:font-style-complex="normal" style:font-weight-complex="normal"/>
    </style:style>
    <style:style style:name="P97" style:family="paragraph" style:parent-style-name="Standard" style:list-style-name="L19">
      <style:paragraph-properties fo:text-align="start" style:justify-single-word="false"/>
      <style:text-properties fo:font-style="normal" fo:font-weight="normal" officeooo:rsid="0039f449" officeooo:paragraph-rsid="0039f449" style:font-style-asian="normal" style:font-weight-asian="normal" style:font-style-complex="normal" style:font-weight-complex="normal"/>
    </style:style>
    <style:style style:name="P98" style:family="paragraph" style:parent-style-name="Standard" style:list-style-name="L19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tyle="normal" fo:font-weight="normal" officeooo:rsid="003ba868" officeooo:paragraph-rsid="003ba868" style:font-style-asian="normal" style:font-weight-asian="normal" style:font-style-complex="normal" style:font-weight-complex="normal"/>
    </style:style>
    <style:style style:name="P100" style:family="paragraph" style:parent-style-name="Standard" style:list-style-name="L20">
      <style:paragraph-properties fo:text-align="start" style:justify-single-word="false"/>
      <style:text-properties fo:font-style="normal" fo:font-weight="normal" officeooo:rsid="003d5f07" officeooo:paragraph-rsid="003d5f07" style:font-style-asian="normal" style:font-weight-asian="normal" style:font-style-complex="normal" style:font-weight-complex="normal"/>
    </style:style>
    <style:style style:name="P101" style:family="paragraph" style:parent-style-name="Standard" style:list-style-name="L20">
      <style:paragraph-properties fo:text-align="start" style:justify-single-word="false"/>
      <style:text-properties fo:font-style="normal" fo:font-weight="normal" officeooo:rsid="003dcf59" officeooo:paragraph-rsid="003dcf59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tyle="normal" fo:font-weight="normal" officeooo:rsid="003dcf59" officeooo:paragraph-rsid="003dcf59" style:font-style-asian="normal" style:font-weight-asian="normal" style:font-style-complex="normal" style:font-weight-complex="normal"/>
    </style:style>
    <style:style style:name="P103" style:family="paragraph" style:parent-style-name="Standard" style:list-style-name="L20">
      <style:paragraph-properties fo:text-align="start" style:justify-single-word="false"/>
      <style:text-properties fo:font-style="normal" fo:font-weight="normal" officeooo:rsid="003f46da" officeooo:paragraph-rsid="003f46da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tyle="normal" fo:font-weight="normal" officeooo:rsid="003f46da" officeooo:paragraph-rsid="003f46da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tyle="normal" fo:font-weight="normal" officeooo:rsid="003fe374" officeooo:paragraph-rsid="003fe374" style:font-style-asian="normal" style:font-weight-asian="normal" style:font-style-complex="normal" style:font-weight-complex="normal"/>
    </style:style>
    <style:style style:name="P106" style:family="paragraph" style:parent-style-name="Standard" style:list-style-name="L20">
      <style:paragraph-properties fo:text-align="start" style:justify-single-word="false"/>
      <style:text-properties fo:font-style="normal" fo:font-weight="normal" officeooo:rsid="003fe374" officeooo:paragraph-rsid="003fe374" style:font-style-asian="normal" style:font-weight-asian="normal" style:font-style-complex="normal" style:font-weight-complex="normal"/>
    </style:style>
    <style:style style:name="P107" style:family="paragraph" style:parent-style-name="Standard" style:list-style-name="L20">
      <style:paragraph-properties fo:text-align="start" style:justify-single-word="false"/>
      <style:text-properties fo:font-style="normal" fo:font-weight="normal" officeooo:rsid="00414d52" officeooo:paragraph-rsid="00414d52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tyle="normal" fo:font-weight="normal" officeooo:rsid="00414d52" officeooo:paragraph-rsid="00414d52" style:font-style-asian="normal" style:font-weight-asian="normal" style:font-style-complex="normal" style:font-weight-complex="normal"/>
    </style:style>
    <style:style style:name="P109" style:family="paragraph" style:parent-style-name="Standard" style:list-style-name="L20">
      <style:paragraph-properties fo:text-align="start" style:justify-single-word="false"/>
      <style:text-properties fo:font-style="normal" fo:font-weight="normal" officeooo:rsid="00425847" officeooo:paragraph-rsid="00425847" style:font-style-asian="normal" style:font-weight-asian="normal" style:font-style-complex="normal" style:font-weight-complex="normal"/>
    </style:style>
    <style:style style:name="P110" style:family="paragraph" style:parent-style-name="Standard" style:list-style-name="L20">
      <style:paragraph-properties fo:text-align="start" style:justify-single-word="false"/>
      <style:text-properties fo:font-style="normal" fo:font-weight="normal" officeooo:rsid="00426ad3" officeooo:paragraph-rsid="00426ad3" style:font-style-asian="normal" style:font-weight-asian="normal" style:font-style-complex="normal" style:font-weight-complex="normal"/>
    </style:style>
    <style:style style:name="P111" style:family="paragraph" style:parent-style-name="Standard" style:list-style-name="L20">
      <style:paragraph-properties fo:text-align="start" style:justify-single-word="false"/>
      <style:text-properties fo:font-style="normal" fo:font-weight="normal" officeooo:rsid="00429959" officeooo:paragraph-rsid="00429959" style:font-style-asian="normal" style:font-weight-asian="normal" style:font-style-complex="normal" style:font-weight-complex="normal"/>
    </style:style>
    <style:style style:name="P112" style:family="paragraph" style:parent-style-name="Standard" style:list-style-name="L20">
      <style:paragraph-properties fo:text-align="start" style:justify-single-word="false"/>
      <style:text-properties fo:font-style="normal" fo:font-weight="normal" officeooo:rsid="0043bd7b" officeooo:paragraph-rsid="0043bd7b" style:font-style-asian="normal" style:font-weight-asian="normal" style:font-style-complex="normal" style:font-weight-complex="normal"/>
    </style:style>
    <style:style style:name="P113" style:family="paragraph" style:parent-style-name="Standard" style:list-style-name="L20">
      <style:paragraph-properties fo:text-align="start" style:justify-single-word="false"/>
      <style:text-properties fo:font-style="normal" fo:font-weight="normal" officeooo:rsid="0043cc74" officeooo:paragraph-rsid="0043cc74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tyle="normal" fo:font-weight="normal" officeooo:rsid="0043cc74" officeooo:paragraph-rsid="0043cc74" style:font-style-asian="normal" style:font-weight-asian="normal" style:font-style-complex="normal" style:font-weight-complex="normal"/>
    </style:style>
    <style:style style:name="P115" style:family="paragraph" style:parent-style-name="Standard" style:list-style-name="L20">
      <style:paragraph-properties fo:text-align="start" style:justify-single-word="false"/>
      <style:text-properties fo:font-style="normal" fo:font-weight="normal" officeooo:rsid="004428f5" officeooo:paragraph-rsid="004428f5" style:font-style-asian="normal" style:font-weight-asian="normal" style:font-style-complex="normal" style:font-weight-complex="normal"/>
    </style:style>
    <style:style style:name="P116" style:family="paragraph" style:parent-style-name="Standard" style:list-style-name="L20">
      <style:paragraph-properties fo:text-align="start" style:justify-single-word="false"/>
      <style:text-properties fo:font-style="normal" fo:font-weight="normal" officeooo:rsid="0044a850" officeooo:paragraph-rsid="0044a850" style:font-style-asian="normal" style:font-weight-asian="normal" style:font-style-complex="normal" style:font-weight-complex="normal"/>
    </style:style>
    <style:style style:name="P117" style:family="paragraph" style:parent-style-name="Standard" style:list-style-name="L20">
      <style:paragraph-properties fo:text-align="start" style:justify-single-word="false"/>
      <style:text-properties fo:font-style="normal" fo:font-weight="normal" officeooo:rsid="0045e27d" officeooo:paragraph-rsid="0045e27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tyle="normal" fo:font-weight="normal" officeooo:rsid="0045e27d" officeooo:paragraph-rsid="0045e27d" style:font-style-asian="normal" style:font-weight-asian="normal" style:font-style-complex="normal" style:font-weight-complex="normal"/>
    </style:style>
    <style:style style:name="P119" style:family="paragraph" style:parent-style-name="Standard" style:list-style-name="L20">
      <style:paragraph-properties fo:text-align="start" style:justify-single-word="false"/>
      <style:text-properties fo:font-style="normal" fo:font-weight="normal" officeooo:rsid="00467e6a" officeooo:paragraph-rsid="00467e6a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tyle="normal" fo:font-weight="normal" officeooo:rsid="00467e6a" officeooo:paragraph-rsid="00467e6a" style:font-style-asian="normal" style:font-weight-asian="normal" style:font-style-complex="normal" style:font-weight-complex="normal"/>
    </style:style>
    <style:style style:name="P121" style:family="paragraph" style:parent-style-name="Standard" style:list-style-name="L20">
      <style:paragraph-properties fo:text-align="start" style:justify-single-word="false"/>
      <style:text-properties fo:font-style="normal" fo:font-weight="normal" officeooo:rsid="00482742" officeooo:paragraph-rsid="00482742" style:font-style-asian="normal" style:font-weight-asian="normal" style:font-style-complex="normal" style:font-weight-complex="normal"/>
    </style:style>
    <style:style style:name="P122" style:family="paragraph" style:parent-style-name="Standard" style:list-style-name="L20">
      <style:paragraph-properties fo:text-align="start" style:justify-single-word="false"/>
      <style:text-properties fo:font-style="normal" fo:font-weight="normal" officeooo:rsid="00493313" officeooo:paragraph-rsid="00493313" style:font-style-asian="normal" style:font-weight-asian="normal" style:font-style-complex="normal" style:font-weight-complex="normal"/>
    </style:style>
    <style:style style:name="P123" style:family="paragraph" style:parent-style-name="Standard" style:list-style-name="L20">
      <style:paragraph-properties fo:text-align="start" style:justify-single-word="false"/>
      <style:text-properties fo:font-style="normal" fo:font-weight="normal" officeooo:rsid="004b924d" officeooo:paragraph-rsid="004b924d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tyle="normal" fo:font-weight="bold" officeooo:rsid="003d5f07" officeooo:paragraph-rsid="003d5f07" style:font-style-asian="normal" style:font-weight-asian="bold" style:font-style-complex="normal" style:font-weight-complex="bold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style:style style:name="T7" style:family="text">
      <style:text-properties officeooo:rsid="001d1443"/>
    </style:style>
    <style:style style:name="T8" style:family="text">
      <style:text-properties officeooo:rsid="00244afa"/>
    </style:style>
    <style:style style:name="T9" style:family="text">
      <style:text-properties officeooo:rsid="0024a22d"/>
    </style:style>
    <style:style style:name="T10" style:family="text">
      <style:text-properties officeooo:rsid="00273ce5"/>
    </style:style>
    <style:style style:name="T11" style:family="text">
      <style:text-properties officeooo:rsid="002dde39"/>
    </style:style>
    <style:style style:name="T12" style:family="text">
      <style:text-properties officeooo:rsid="0035410e"/>
    </style:style>
    <style:style style:name="T13" style:family="text">
      <style:text-properties officeooo:rsid="003fe374"/>
    </style:style>
    <style:style style:name="T14" style:family="text">
      <style:text-properties officeooo:rsid="00425847"/>
    </style:style>
    <style:style style:name="T15" style:family="text">
      <style:text-properties officeooo:rsid="0043bd7b"/>
    </style:style>
    <style:style style:name="T16" style:family="text">
      <style:text-properties officeooo:rsid="00485876"/>
    </style:style>
    <style:style style:name="T17" style:family="text">
      <style:text-properties officeooo:rsid="0049fe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cture 01 – Introduction</text:p>
      <text:p text:style-name="P13"/>
      <text:p text:style-name="P20">Why Language?</text:p>
      <text:list xml:id="list1157696401" text:style-name="L1">
        <text:list-item>
          <text:p text:style-name="P42">Everybody uses Language to communicate</text:p>
        </text:list-item>
        <text:list-item>
          <text:p text:style-name="P42">Information and Knowledge is encoded in text</text:p>
        </text:list-item>
      </text:list>
      <text:p text:style-name="P20"/>
      <text:p text:style-name="P21">Applications for Language Processing</text:p>
      <text:list xml:id="list124759190" text:style-name="L2">
        <text:list-item>
          <text:p text:style-name="P43">Text-To-Speech Assistants (Siri, Google Assistant etc)</text:p>
        </text:list-item>
        <text:list-item>
          <text:p text:style-name="P43">Übersetzer</text:p>
        </text:list-item>
        <text:list-item>
          <text:p text:style-name="P43">Frage-Antwort Systeme</text:p>
        </text:list-item>
        <text:list-item>
          <text:p text:style-name="P43">Chatbots</text:p>
        </text:list-item>
      </text:list>
      <text:p text:style-name="P1"/>
      <text:p text:style-name="P2">Getting Started with NLTK</text:p>
      <text:list xml:id="list3886467479" text:style-name="L3">
        <text:list-item>
          <text:p text:style-name="P70">Importieren der Bibliothek</text:p>
          <text:list>
            <text:list-item>
              <text:p text:style-name="P70">import nltk</text:p>
            </text:list-item>
          </text:list>
        </text:list-item>
        <text:list-item>
          <text:p text:style-name="P70">Hinzufügen von Packages </text:p>
          <text:list>
            <text:list-item>
              <text:p text:style-name="P70">nltk.download()</text:p>
            </text:list-item>
          </text:list>
        </text:list-item>
        <text:list-item>
          <text:p text:style-name="P70">Einbinden der Buchbibliothek</text:p>
          <text:list>
            <text:list-item>
              <text:p text:style-name="P70">from nltk.book import *</text:p>
            </text:list-item>
          </text:list>
        </text:list-item>
        <text:list-item>
          <text:p text:style-name="P70">Texte kann man wie <text:span text:style-name="T1">Wortlisten</text:span> behandeln</text:p>
          <text:list>
            <text:list-item>
              <text:p text:style-name="P70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2200828495" text:style-name="L4">
        <text:list-item>
          <text:p text:style-name="P71">Erscheinen von Wörtern in ihrem Kontext</text:p>
          <text:list>
            <text:list-item>
              <text:p text:style-name="P71">text.concordance(<text:span text:style-name="T2">word</text:span>)</text:p>
            </text:list-item>
          </text:list>
        </text:list-item>
        <text:list-item>
          <text:p text:style-name="P71">Finden von Wörtern die im selben Kontext genutzt werden</text:p>
          <text:list>
            <text:list-item>
              <text:p text:style-name="P71">text.similar(<text:span text:style-name="T2">word</text:span>)</text:p>
            </text:list-item>
          </text:list>
        </text:list-item>
        <text:list-item>
          <text:p text:style-name="P71">Gemeinsamen Kontext zweiter Wörter finden </text:p>
          <text:list>
            <text:list-item>
              <text:p text:style-name="P71">text.common_context([<text:span text:style-name="T2">word1</text:span>, <text:span text:style-name="T2">word2</text:span>])</text:p>
            </text:list-item>
          </text:list>
        </text:list-item>
        <text:list-item>
          <text:p text:style-name="P71">Erscheinen von Wörtern an Stelle von Text plotten</text:p>
          <text:list>
            <text:list-item>
              <text:p text:style-name="P71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3209830825" text:style-name="L5">
        <text:list-item>
          <text:p text:style-name="P72">Länge von Text filtern</text:p>
          <text:list>
            <text:list-item>
              <text:p text:style-name="P72">len(text)</text:p>
            </text:list-item>
          </text:list>
        </text:list-item>
        <text:list-item>
          <text:p text:style-name="P72">Menge aller verschiedener Wörter eines Textes</text:p>
          <text:list>
            <text:list-item>
              <text:p text:style-name="P72">set(text)</text:p>
            </text:list-item>
          </text:list>
        </text:list-item>
        <text:list-item>
          <text:p text:style-name="P72">Alphabetische Sortierung von Wortmengen</text:p>
          <text:list>
            <text:list-item>
              <text:p text:style-name="P72">sorted(set(text))</text:p>
            </text:list-item>
          </text:list>
        </text:list-item>
        <text:list-item>
          <text:p text:style-name="P72">Lexikalische Diversität prüfen</text:p>
          <text:list>
            <text:list-item>
              <text:p text:style-name="P72">len(set(text)) / len(text)</text:p>
            </text:list-item>
            <text:list-item>
              <text:p text:style-name="P72">Je kleiner desto schlechter</text:p>
            </text:list-item>
            <text:list-item>
              <text:p text:style-name="P73">Drückt aus wie sehr unterschiedliche Wörter verwendet wurden</text:p>
            </text:list-item>
          </text:list>
        </text:list-item>
        <text:list-item>
          <text:p text:style-name="P72">Prozentualer Anteil eines Wortes in einem Text</text:p>
          <text:list>
            <text:list-item>
              <text:p text:style-name="P72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625558776" text:style-name="L6">
        <text:list-item>
          <text:p text:style-name="P78">Länge einer Liste</text:p>
          <text:list>
            <text:list-item>
              <text:p text:style-name="P78">len(list)</text:p>
            </text:list-item>
          </text:list>
        </text:list-item>
        <text:list-item>
          <text:p text:style-name="P78">Konkatenieren von zwei Listen</text:p>
          <text:list>
            <text:list-item>
              <text:p text:style-name="P78">list1 + list2</text:p>
            </text:list-item>
          </text:list>
        </text:list-item>
        <text:list-item>
          <text:p text:style-name="P78">Anhängen von Wörtern an Listen</text:p>
          <text:list>
            <text:list-item>
              <text:p text:style-name="P78"><text:soft-page-break/>list.append(<text:span text:style-name="T2">word</text:span>)</text:p>
            </text:list-item>
          </text:list>
        </text:list-item>
        <text:list-item>
          <text:p text:style-name="P78">Auf Listenindex zugreifen</text:p>
          <text:list>
            <text:list-item>
              <text:p text:style-name="P78">list[index]</text:p>
            </text:list-item>
          </text:list>
        </text:list-item>
        <text:list-item>
          <text:p text:style-name="P78">Index von Element finden</text:p>
          <text:list>
            <text:list-item>
              <text:p text:style-name="P78">list.index(<text:span text:style-name="T2">word)</text:span></text:p>
            </text:list-item>
          </text:list>
        </text:list-item>
      </text:list>
      <text:p text:style-name="P4"/>
      <text:p text:style-name="P4"/>
      <text:list xml:id="list145219854823372" text:continue-numbering="true" text:style-name="L6">
        <text:list-item>
          <text:p text:style-name="P78">Slicen von Listen</text:p>
          <text:list>
            <text:list-item>
              <text:p text:style-name="P78">list[index1:index2]</text:p>
            </text:list-item>
            <text:list-item>
              <text:p text:style-name="P78">index1: inklusiv, index2 exklusiv</text:p>
            </text:list-item>
          </text:list>
        </text:list-item>
        <text:list-item>
          <text:p text:style-name="P79">Slicen mit Anfang oder Ende der Liste</text:p>
          <text:list>
            <text:list-item>
              <text:p text:style-name="P79">list[:index2], list[index1:]</text:p>
            </text:list-item>
          </text:list>
        </text:list-item>
        <text:list-item>
          <text:p text:style-name="P79">Slicebereich editieren</text:p>
          <text:list>
            <text:list-item>
              <text:p text:style-name="P79">list1[index1:index2] = list2</text:p>
            </text:list-item>
            <text:list-item>
              <text:p text:style-name="P74">Missachten Größe des Bereiches, kompletter Bereich geht verloren</text:p>
            </text:list-item>
          </text:list>
        </text:list-item>
        <text:list-item>
          <text:p text:style-name="P79">Slicen beginnend vom Ende der Liste</text:p>
          <text:list>
            <text:list-item>
              <text:p text:style-name="P79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293434332" text:style-name="L7">
        <text:list-item>
          <text:p text:style-name="P80">Häufigkeitsverteilung über Listenelemente</text:p>
          <text:list>
            <text:list-item>
              <text:p text:style-name="P80">fdist = nltk.FreqDist(list)</text:p>
            </text:list-item>
          </text:list>
        </text:list-item>
        <text:list-item>
          <text:p text:style-name="P80">Anzeigen der häufigsten Elemente</text:p>
          <text:list>
            <text:list-item>
              <text:p text:style-name="P80">fdist.most_common(x)</text:p>
            </text:list-item>
          </text:list>
        </text:list-item>
        <text:list-item>
          <text:p text:style-name="P80">Anzahl von Vorkommen in Liste prüfen</text:p>
          <text:list>
            <text:list-item>
              <text:p text:style-name="P80">fdist[<text:span text:style-name="T2">word</text:span>]</text:p>
            </text:list-item>
          </text:list>
        </text:list-item>
        <text:list-item>
          <text:p text:style-name="P80">Kumulativen Plot von Häufigkeit</text:p>
          <text:list>
            <text:list-item>
              <text:p text:style-name="P80">fdist.plot(x, cumulative=True)</text:p>
            </text:list-item>
          </text:list>
        </text:list-item>
        <text:list-item>
          <text:p text:style-name="P81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768465234" text:style-name="L8">
        <text:list-item>
          <text:p text:style-name="P82">Filtern von Wörtern ab einer gewissen Länge</text:p>
          <text:list>
            <text:list-item>
              <text:p text:style-name="P82">words = [w for w in set(text) if len(w) &gt; 15]</text:p>
            </text:list-item>
          </text:list>
        </text:list-item>
        <text:list-item>
          <text:p text:style-name="P82">Filtern von längeren Wörtern mit einem bestimmten Mindesvorkommen</text:p>
          <text:list>
            <text:list-item>
              <text:p text:style-name="P82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639907967" text:style-name="L9">
        <text:list-item>
          <text:p text:style-name="P83">Collocation: Sequenz von Wörtern, die ungewöhnlich oft vorkommt</text:p>
          <text:list>
            <text:list-item>
              <text:p text:style-name="P75">text.collocations()</text:p>
            </text:list-item>
          </text:list>
        </text:list-item>
        <text:list-item>
          <text:p text:style-name="P75">Bigrams: Alle Zweier-Wortpaare in einem Text</text:p>
          <text:list>
            <text:list-item>
              <text:p text:style-name="P75">nltk.bigrams(list_of_words)</text:p>
            </text:list-item>
          </text:list>
        </text:list-item>
        <text:list-item>
          <text:p text:style-name="P75">Um gute Collocations zu finden, braucht man eine große Menge an Text als Daten</text:p>
        </text:list-item>
      </text:list>
      <text:p text:style-name="P7"/>
      <text:p text:style-name="P7">Counting other Things:</text:p>
      <text:list xml:id="list2084859435" text:style-name="L10">
        <text:list-item>
          <text:p text:style-name="P76">Zählen von Wortlängen</text:p>
          <text:list>
            <text:list-item>
              <text:p text:style-name="P76">fdist = nltk.FreqDist(len(w) for w in text1)</text:p>
            </text:list-item>
            <text:list-item>
              <text:p text:style-name="P76">Prozentuales Vorkommen einer Wortlänge</text:p>
              <text:list>
                <text:list-item>
                  <text:p text:style-name="P76">fdist.freq(3)</text:p>
                </text:list-item>
              </text:list>
            </text:list-item>
          </text:list>
        </text:list-item>
      </text:list>
      <text:p text:style-name="P7"/>
      <text:p text:style-name="P7">Summerized functions of FreqDist:</text:p>
      <text:list xml:id="list4170063230" text:style-name="L11">
        <text:list-item>
          <text:p text:style-name="P77">fdist[sample] += 1 → Erhöhen eines Eintrages</text:p>
        </text:list-item>
        <text:list-item>
          <text:p text:style-name="P77">fdist[word] → Absolute Häufigkeit eines Wortes</text:p>
        </text:list-item>
        <text:list-item>
          <text:p text:style-name="P77"><text:soft-page-break/>fdist.freq[word] → Prozentuale Häufigkeit eines Wortes</text:p>
        </text:list-item>
        <text:list-item>
          <text:p text:style-name="P77">fdist.N() → Anzahl aller Einträge</text:p>
        </text:list-item>
        <text:list-item>
          <text:p text:style-name="P77">fdist.most_common(x) → Anzeigen der x häufigsten Elemente</text:p>
        </text:list-item>
        <text:list-item>
          <text:p text:style-name="P77">for sample in fdist → Iterieren über alle Einträge</text:p>
        </text:list-item>
        <text:list-item>
          <text:p text:style-name="P77">fdist.max() → Finden des größten Eintrages</text:p>
        </text:list-item>
        <text:list-item>
          <text:p text:style-name="P77">fdist.tabulate() → Tabelle der Häufigkeitsverteilung</text:p>
        </text:list-item>
        <text:list-item>
          <text:p text:style-name="P77">fdist.plot() → Graphische Darstellung der Häufigkeitsverteilung</text:p>
        </text:list-item>
        <text:list-item>
          <text:p text:style-name="P77">fdist1 |= fdist2 → Aktualisiert die Einträge von fdist1 mit denen von fdist2</text:p>
        </text:list-item>
        <text:list-item>
          <text:p text:style-name="P84">fdist1 &lt; fdist2 → Testet ob Elemente aus fdist1 seltener auftreten als die von fdist2</text:p>
        </text:list-item>
      </text:list>
      <text:p text:style-name="P8"/>
      <text:p text:style-name="P8">Automatic Natural Language Understanding</text:p>
      <text:list xml:id="list1138704985" text:style-name="L12">
        <text:list-item>
          <text:p text:style-name="P85">Großes Problem von NLP ist die Mehrdeutigkeit des Sinnes, jenachdem in welchem Kontext Wörte<text:span text:style-name="T3">r</text:span> geschrieben werden</text:p>
          <text:list>
            <text:list-item>
              <text:p text:style-name="P85">serve: help with food / hold an office / put ball into play</text:p>
            </text:list-item>
            <text:list-item>
              <text:p text:style-name="P85">dish: plate / course of a meal / communications device</text:p>
            </text:list-item>
            <text:list-item>
              <text:p text:style-name="P85">The lost children were found by the searchers/mountain/afternoon</text:p>
              <text:list>
                <text:list-item>
                  <text:p text:style-name="P85">by beschreibt eine Person/Lokalität/Zeit</text:p>
                </text:list-item>
              </text:list>
            </text:list-item>
          </text:list>
        </text:list-item>
        <text:list-item>
          <text:p text:style-name="P85">Auflösung und Zugehörigkeit von Pronomen</text:p>
          <text:list>
            <text:list-item>
              <text:p text:style-name="P85">The thieves stole the paintings. They were subsequently found</text:p>
              <text:list>
                <text:list-item>
                  <text:p text:style-name="P85">Auf wen ist “they” bezogen, die Diebe oder die Gemälde</text:p>
                </text:list-item>
              </text:list>
            </text:list-item>
          </text:list>
        </text:list-item>
        <text:list-item>
          <text:p text:style-name="P86">Automatische Sprachauskunft ist ein weiterer Schritt</text:p>
          <text:list>
            <text:list-item>
              <text:p text:style-name="P87">Anfragen müssen verarbeitet und verstanden werden</text:p>
            </text:list-item>
            <text:list-item>
              <text:p text:style-name="P87">Antworten müssen zusammengestellt und geformt werden</text:p>
            </text:list-item>
            <text:list-item>
              <text:p text:style-name="P87">Antwort muss verständlich (Text oder Sprache) ausgegeben werden</text:p>
            </text:list-item>
          </text:list>
        </text:list-item>
        <text:list-item>
          <text:p text:style-name="P87">Machine Translation</text:p>
          <text:list>
            <text:list-item>
              <text:p text:style-name="P88">Kontext und Inhalt des Textest müssen in jeder Sprache erhalten bleiben</text:p>
            </text:list-item>
            <text:list-item>
              <text:p text:style-name="P89">Manche Wörter haben mehrere Übersetzungsmöglichkeiten, abhängig vom Kontext und dem Gebrauch</text:p>
            </text:list-item>
            <text:list-item>
              <text:p text:style-name="P89">Grammatikalische Strukturen unterscheiden sich in einzelnen Sprachen, die Wortstruktur darf nicht verloren gehen</text:p>
              <text:list>
                <text:list-item>
                  <text:p text:style-name="P89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90">Pronomen haben auf verschiedenen Sprachen verschiedene Geschlechter</text:p>
              <text:list>
                <text:list-item>
                  <text:p text:style-name="P90">Wahl des Geschlechts kann den Kontext beeinflussen</text:p>
                </text:list-item>
              </text:list>
            </text:list-item>
          </text:list>
        </text:list-item>
        <text:list-item>
          <text:p text:style-name="P89">Spoken Dialogue Systems</text:p>
          <text:list>
            <text:list-item>
              <text:p text:style-name="P89">Sprachanalyse → Lexikalische Analyse → Kontexterkennung → Antwort planen → Syntaxrealisierung → Sprachsynthese</text:p>
            </text:list-item>
            <text:list-item>
              <text:p text:style-name="P89">Ziel ist Bestehen des Turing Tests → Erkennt der Mensch die künstliche Sprache?</text:p>
            </text:list-item>
            <text:list-item>
              <text:p text:style-name="P89">Umgangssprachliche Ausdrücke müssen erkannt und richtig darauf reagiert werden.</text:p>
            </text:list-item>
          </text:list>
        </text:list-item>
      </text:list>
      <text:p text:style-name="P12"/>
      <text:list xml:id="list145218728874778" text:continue-numbering="true" text:style-name="L12">
        <text:list-item>
          <text:p text:style-name="P91">Textual Entailment</text:p>
          <text:list>
            <text:list-item>
              <text:p text:style-name="P91">Beschreibt die Modellierung von Folgerungsbeziehungen in der Sprachen<text:tab/></text:p>
              <text:list>
                <text:list-item>
                  <text:p text:style-name="P91">Binäre Relationen zwischen zwei Objekten</text:p>
                </text:list-item>
              </text:list>
            </text:list-item>
            <text:list-item>
              <text:p text:style-name="P91">Ein Satz wird gelesen und es wird eine Hypothese aufgestellt:</text:p>
              <text:list>
                <text:list-item>
                  <text:p text:style-name="P91">Durch den Klimawandel schmilzt immer mehr Eis in der Arktis</text:p>
                  <text:list>
                    <text:list-item>
                      <text:p text:style-name="P91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Limitations of NLP</text:p>
          <text:list>
            <text:list-item>
              <text:p text:style-name="P91">NL Systeme können immer noch nicht robust die menschliche natürlich Sprache erkennen und wiedergeben</text:p>
            </text:list-item>
            <text:list-item>
              <text:p text:style-name="P91">Schwere KI Probleme müssen noch gelöst werden</text:p>
            </text:list-item>
            <text:list-item>
              <text:p text:style-name="P91">Verständnis für die Sprache ist bereits da, Computer können uns verstehen, allerdings nicht menschlich wiedergeben oder umsetzen</text:p>
            </text:list-item>
          </text:list>
        </text:list-item>
      </text:list>
      <text:p text:style-name="P9"><text:soft-page-break/></text:p>
      <text:p text:style-name="P9"/>
      <text:p text:style-name="P14">Lecture 02 – <text:span text:style-name="T4">Text Analysis in Python</text:span></text:p>
      <text:p text:style-name="P14"/>
      <text:list xml:id="list1364024209" text:style-name="L13">
        <text:list-item>
          <text:p text:style-name="P44">Big Problem in NLP</text:p>
          <text:list>
            <text:list-item>
              <text:p text:style-name="P44">Texte können sehr unterschiedlich sein, vom Stil her</text:p>
              <text:list>
                <text:list-item>
                  <text:p text:style-name="P44">Dokumentationen, Romane, Gedichte, Anleitungen</text:p>
                </text:list-item>
              </text:list>
            </text:list-item>
          </text:list>
        </text:list-item>
      </text:list>
      <text:p text:style-name="P10"/>
      <text:list xml:id="list145220040407098" text:continue-numbering="true" text:style-name="L13">
        <text:list-item>
          <text:p text:style-name="P92">Form text into readable Structure</text:p>
          <text:list>
            <text:list-item>
              <text:p text:style-name="P92">Token → Sequenz von Buchstaben als einzelne Gruppe (Wörter, Zeichen)</text:p>
            </text:list-item>
            <text:list-item>
              <text:p text:style-name="P92">Type → Einzigartiges Token (Wort sind mehrere Tokens, aber nur ein Type)</text:p>
            </text:list-item>
            <text:list-item>
              <text:p text:style-name="P92">Lexical Diversity → Type-Token-Ratio → Vokabular des Textes</text:p>
            </text:list-item>
            <text:list-item>
              <text:p text:style-name="P93">Hapaxes → Wort welches nur einmal im Text vorkommt</text:p>
            </text:list-item>
            <text:list-item>
              <text:p text:style-name="P93">Collocation → Wortsequenz die zusammen ungewöhnlich oft vorkommt</text:p>
            </text:list-item>
          </text:list>
        </text:list-item>
      </text:list>
      <text:p text:style-name="P11"/>
      <text:list xml:id="list145219013325928" text:continue-numbering="true" text:style-name="L13">
        <text:list-item>
          <text:p text:style-name="P93">Why is text analysis useful</text:p>
          <text:list>
            <text:list-item>
              <text:p text:style-name="P93">Themen und Genre können klassifiziert werden</text:p>
              <text:list>
                <text:list-item>
                  <text:p text:style-name="P93">Hilft Textarten zu unterscheiden</text:p>
                </text:list-item>
              </text:list>
            </text:list-item>
            <text:list-item>
              <text:p text:style-name="P93">Zugehörigkeit von Autoren herausfinden</text:p>
              <text:list>
                <text:list-item>
                  <text:p text:style-name="P93">Autor Profile, Cybermobbing Detektion</text:p>
                </text:list-item>
              </text:list>
            </text:list-item>
            <text:list-item>
              <text:p text:style-name="P93">Lesbarkeit für Personen testen (FSK Check)</text:p>
            </text:list-item>
            <text:list-item>
              <text:p text:style-name="P93">Schreib Assistenz</text:p>
            </text:list-item>
          </text:list>
        </text:list-item>
      </text:list>
      <text:p text:style-name="P35"/>
      <text:p text:style-name="P15">Lecture 03 – Writing Structured Programs</text:p>
      <text:p text:style-name="P15"/>
      <text:list xml:id="list1778431059" text:style-name="L14">
        <text:list-item>
          <text:p text:style-name="P45">Warum ist Programmstruktur wichtig?</text:p>
          <text:list>
            <text:list-item>
              <text:p text:style-name="P45">Lesbarkeit und Wartbarkeit des Codes fallen leichter</text:p>
            </text:list-item>
          </text:list>
        </text:list-item>
      </text:list>
      <text:p text:style-name="P22"/>
      <text:list xml:id="list145220122749081" text:continue-numbering="true" text:style-name="L14">
        <text:list-item>
          <text:p text:style-name="P45">Funktionen für mehr Struktur<text:tab/></text:p>
          <text:list>
            <text:list-item>
              <text:p text:style-name="P45">Effektiver Weg Code zu verpacken und wiederbenutzbar zu machen</text:p>
            </text:list-item>
            <text:list-item>
              <text:p text:style-name="P45">Gute Funktions- und Variablennamen machen Programme lesbarer</text:p>
            </text:list-item>
            <text:list-item>
              <text:p text:style-name="P45">Dokumentieren von Funktionen macht die Verwendung leichter</text:p>
            </text:list-item>
          </text:list>
        </text:list-item>
      </text:list>
      <text:p text:style-name="P22"/>
      <text:list xml:id="list145218571363344" text:continue-numbering="true" text:style-name="L14">
        <text:list-item>
          <text:p text:style-name="P46">Generator Expressions liefern schnelleren Code</text:p>
          <text:list>
            <text:list-item>
              <text:p text:style-name="P46">List Comprehension bildet erst die Liste und führt dann die Operation aus</text:p>
            </text:list-item>
            <text:list-item>
              <text:p text:style-name="P46">Generator Expression <text:span text:style-name="T5">übergeben der Funktion jedes Element zum direkten ausführen</text:span></text:p>
            </text:list-item>
          </text:list>
        </text:list-item>
      </text:list>
      <text:p text:style-name="P23"/>
      <text:list xml:id="list145220546321973" text:continue-numbering="true" text:style-name="L14">
        <text:list-item>
          <text:p text:style-name="P47">List-of-Tuples VS. Dictionaries</text:p>
          <text:list>
            <text:list-item>
              <text:p text:style-name="P47">Dictionaries vereinfachen Suche erheblich nach bestimmten Einträgen</text:p>
            </text:list-item>
            <text:list-item>
              <text:p text:style-name="P47">Keys sind einzigartig, nicht mehrere möglich, Eintrag muss Liste sein bei Mehrdeutigkeit</text:p>
            </text:list-item>
            <text:list-item>
              <text:p text:style-name="P48">Default<text:span text:style-name="T6">D</text:span>ics mit Ints sind nützlich um Elemente zu zählen</text:p>
            </text:list-item>
            <text:list-item>
              <text:p text:style-name="P49">DefaultDics werden generell gerne zum Akkumulieren von Wörtern verwendet (Anagramme finden) → nltk.Index(…)</text:p>
              <text:list>
                <text:list-item>
                  <text:p text:style-name="P49">Beispiel: Invertieren von Dictionaries:</text:p>
                  <text:list>
                    <text:list-item>
                      <text:p text:style-name="P49">pos _I = nltk.Index((value, key) for (key, value) in pos.items())</text:p>
                    </text:list-item>
                  </text:list>
                </text:list-item>
                <text:list-item>
                  <text:p text:style-name="P49">Beispiel: Finden von Anagrammen:</text:p>
                  <text:list>
                    <text:list-item>
                      <text:p text:style-name="P49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45219100619049" text:continue-numbering="true" text:style-name="L14">
        <text:list-item>
          <text:p text:style-name="P50">Wichtige Elemente strukturierter Programme</text:p>
          <text:list>
            <text:list-item>
              <text:p text:style-name="P50">Funktionen</text:p>
            </text:list-item>
            <text:list-item>
              <text:p text:style-name="P50">Lambda Ausdrücke</text:p>
            </text:list-item>
            <text:list-item>
              <text:p text:style-name="P50"><text:soft-page-break/>Conditionals</text:p>
            </text:list-item>
            <text:list-item>
              <text:p text:style-name="P50">Sequences</text:p>
            </text:list-item>
            <text:list-item>
              <text:p text:style-name="P50">Dictionaries and Mappings</text:p>
            </text:list-item>
          </text:list>
        </text:list-item>
      </text:list>
      <text:p text:style-name="P25"/>
      <text:list xml:id="list145218789668324" text:continue-numbering="true" text:style-name="L14">
        <text:list-item>
          <text:p text:style-name="P50">Why is it useful?</text:p>
          <text:list>
            <text:list-item>
              <text:p text:style-name="P50">Programme und Bibliotheken sollen für die Öffentlichkeit geschrieben werden und für den späteren Gebrauch</text:p>
            </text:list-item>
            <text:list-item>
              <text:p text:style-name="P50">Wiederbenutzbare Teile und Code vereinfachen die Arbeit</text:p>
            </text:list-item>
            <text:list-item>
              <text:p text:style-name="P50">Reproduzierbare Ergebnisse</text:p>
            </text:list-item>
          </text:list>
        </text:list-item>
      </text:list>
      <text:p text:style-name="P25"/>
      <text:p text:style-name="P16">Lecture 04 – Accessing Text Corpora</text:p>
      <text:p text:style-name="P16"/>
      <text:list xml:id="list667781479" text:style-name="L15">
        <text:list-item>
          <text:p text:style-name="P51">NLTK stellt einige nützliche Text Corpora zur Textanalyse (Große Textmengen)</text:p>
          <text:list>
            <text:list-item>
              <text:p text:style-name="P51">Werden mit einem bestimmten Ziel designed</text:p>
              <text:list>
                <text:list-item>
                  <text:p text:style-name="P51">Material in einem oder mehreren Genres (Breit gefächert)</text:p>
                </text:list-item>
              </text:list>
            </text:list-item>
            <text:list-item>
              <text:p text:style-name="P51">Corpus teilt sich immer in Textblöcke(words, sents) und Fileids auf</text:p>
              <text:list>
                <text:list-item>
                  <text:p text:style-name="P51">Lassen sich wie Listen mit Wörtern behandeln</text:p>
                </text:list-item>
              </text:list>
            </text:list-item>
            <text:list-item>
              <text:p text:style-name="P51">Gutenberg Corpus</text:p>
              <text:list>
                <text:list-item>
                  <text:p text:style-name="P51">nltk.corpus.gutenberg…</text:p>
                </text:list-item>
                <text:list-item>
                  <text:p text:style-name="P52">Sammlung von Romanen</text:p>
                </text:list-item>
              </text:list>
            </text:list-item>
            <text:list-item>
              <text:p text:style-name="P51">Webtext</text:p>
              <text:list>
                <text:list-item>
                  <text:p text:style-name="P51">Corpus mit Chattexten und Forumseinträgen(Umgangssprache und Kürzel)</text:p>
                </text:list-item>
              </text:list>
            </text:list-item>
            <text:list-item>
              <text:p text:style-name="P52">Brown Corpus</text:p>
              <text:list>
                <text:list-item>
                  <text:p text:style-name="P52">Viele Texte aus vielen verschiedenen Genres (Englisch)</text:p>
                </text:list-item>
                <text:list-item>
                  <text:p text:style-name="P52">Aufgeteilt in categories → brown.categories()</text:p>
                </text:list-item>
                <text:list-item>
                  <text:p text:style-name="P52">Textzugriff via Kategorie: brown.words(categories=’news’)</text:p>
                </text:list-item>
                <text:list-item>
                  <text:p text:style-name="P52">Textzugriff via Fileids →<text:span text:style-name="T7"> </text:span>brown.words(fileids=[‘cg22’])</text:p>
                </text:list-item>
                <text:list-item>
                  <text:p text:style-name="P53">Sätze via Kategorien → brown.sents(categories=[‘news’, ‘editorial’])</text:p>
                </text:list-item>
                <text:list-item>
                  <text:p text:style-name="P53">Eine Kategorie pro Dokument</text:p>
                </text:list-item>
              </text:list>
            </text:list-item>
            <text:list-item>
              <text:p text:style-name="P53">Reuters Corpus</text:p>
              <text:list>
                <text:list-item>
                  <text:p text:style-name="P53">Besteht aus News Dokumenten</text:p>
                </text:list-item>
                <text:list-item>
                  <text:p text:style-name="P53">Gruppiert in Trainings- und Testsets</text:p>
                </text:list-item>
                <text:list-item>
                  <text:p text:style-name="P53">Mehrere Kategorien pro Dokument</text:p>
                </text:list-item>
              </text:list>
            </text:list-item>
            <text:list-item>
              <text:p text:style-name="P53">Verschiedene Corpora haben verschiedene Eigenschaften</text:p>
              <text:list>
                <text:list-item>
                  <text:p text:style-name="P53">isolated: Einfache Sammlung von Texten</text:p>
                </text:list-item>
                <text:list-item>
                  <text:p text:style-name="P53">categorized: Jeder Text gehört zu einer Kategorie</text:p>
                </text:list-item>
                <text:list-item>
                  <text:p text:style-name="P53">overlapping: Jeder Text gehört zu einer oder mehreren Kategorien</text:p>
                </text:list-item>
                <text:list-item>
                  <text:p text:style-name="P53">temporal: Sprachnutzung über einen Zeitraum (Präsidentenreden) </text:p>
                </text:list-item>
              </text:list>
            </text:list-item>
            <text:list-item>
              <text:p text:style-name="P53">Verschiedene Zugriffsmöglichkeiten</text:p>
              <text:list>
                <text:list-item>
                  <text:p text:style-name="P53">fileids() → Liste mit allen File-IDs</text:p>
                </text:list-item>
                <text:list-item>
                  <text:p text:style-name="P53">fileids([categories]) → Alle File-IDs die zu gegebenen Kategorien gehören</text:p>
                </text:list-item>
                <text:list-item>
                  <text:p text:style-name="P53">categories() → Liste mit allen Kategorien</text:p>
                </text:list-item>
                <text:list-item>
                  <text:p text:style-name="P53">categories([fileids]) → Alle Kategorien die zu gegebenen File-IDs gehören</text:p>
                </text:list-item>
                <text:list-item>
                  <text:p text:style-name="P53">raw() → Der rohe Inhalt des kompletten Corpus (Chars)</text:p>
                </text:list-item>
                <text:list-item>
                  <text:p text:style-name="P53">words() → Alle Wörter eines Corpus</text:p>
                </text:list-item>
                <text:list-item>
                  <text:p text:style-name="P53">words(fileids/categories) → Wörter gefiltert nach ID oder Kategorie</text:p>
                </text:list-item>
                <text:list-item>
                  <text:p text:style-name="P53">sents() → Alle Sätze eines Corpus</text:p>
                </text:list-item>
                <text:list-item>
                  <text:p text:style-name="P53">sents(fileids/categories) → Sätze gefiltert nach ID oder Kategorie</text:p>
                </text:list-item>
              </text:list>
            </text:list-item>
          </text:list>
        </text:list-item>
      </text:list>
      <text:p text:style-name="P26"/>
      <text:list xml:id="list145218728422972" text:continue-numbering="true" text:style-name="L15">
        <text:list-item>
          <text:p text:style-name="P53">Conditional Frequency Distribution</text:p>
          <text:list>
            <text:list-item>
              <text:p text:style-name="P53">Bildet mehrere Verteilungen mit verschiedenen Bedingungen</text:p>
            </text:list-item>
            <text:list-item>
              <text:p text:style-name="P54"><text:soft-page-break/>Bekommt Pärchen aus Bedingungen und Events und zählt Events die die Bedingungen erfüllen</text:p>
            </text:list-item>
            <text:list-item>
              <text:p text:style-name="P54">Können tabellarisch dargestellt werden zur besseren Analyse</text:p>
              <text:list>
                <text:list-item>
                  <text:p text:style-name="P54">cfd.tabulate(conditions=[‘cond1’, ‘cond2’], samples=range(8), cumulative=True)</text:p>
                </text:list-item>
              </text:list>
            </text:list-item>
            <text:list-item>
              <text:p text:style-name="P54">Können dazu genutzt werden eine Bigram Tabelle zu bilden</text:p>
              <text:list>
                <text:list-item>
                  <text:p text:style-name="P54">Bigramme dienen als Input für die Verteilungen</text:p>
                </text:list-item>
                <text:list-item>
                  <text:p text:style-name="P54">So findet man wahrscheinliche Folgewörter für bestimmte Wörter</text:p>
                  <text:list>
                    <text:list-item>
                      <text:p text:style-name="P54">Wird in der Autocomplete Songs App verwendet</text:p>
                    </text:list-item>
                  </text:list>
                </text:list-item>
              </text:list>
            </text:list-item>
            <text:list-item>
              <text:p text:style-name="P54">Sehr effizient um Genres stilistisch miteinander zu vergleichen (Konjunktivtest)</text:p>
            </text:list-item>
            <text:list-item>
              <text:p text:style-name="P54">Kann Wortnutzung über die Zeit in selben Texten visualisieren (Präsidentenreden)</text:p>
            </text:list-item>
          </text:list>
        </text:list-item>
      </text:list>
      <text:p text:style-name="P6"/>
      <text:p text:style-name="P17">Lecture 05 – Lexical Ressources</text:p>
      <text:p text:style-name="P17"/>
      <text:list xml:id="list3248978323" text:style-name="L16">
        <text:list-item>
          <text:p text:style-name="P55">Hauptproblem der Sprachanalyse stellt die Mehrdeutigkeit in der menschlichen Sprache dar</text:p>
          <text:list>
            <text:list-item>
              <text:p text:style-name="P55">Buchstabierung: color ↔ colour</text:p>
            </text:list-item>
            <text:list-item>
              <text:p text:style-name="P55">Aussprache: China ↔ Schina ↔ Kina</text:p>
            </text:list-item>
            <text:list-item>
              <text:p text:style-name="P55">Worttrennungen: Sommer-/Wintersemester</text:p>
            </text:list-item>
            <text:list-item>
              <text:p text:style-name="P55">Satzstellungen: He lives in Mulberry Dr. ↔ Dr- Watson left the room</text:p>
            </text:list-item>
            <text:list-item>
              <text:p text:style-name="P55">Bedeutung: Bank (Gebäude ↔ Sitzgelegenheit ↔ Insitution)</text:p>
            </text:list-item>
            <text:list-item>
              <text:p text:style-name="P55">Interpretation von Umgangssprache: Time flies like an arrow.</text:p>
              <text:p text:style-name="P55"/>
            </text:list-item>
          </text:list>
        </text:list-item>
        <text:list-item>
          <text:p text:style-name="P55">Homonyms → Wörter mit selber Buchstabierung aber verschiedener Bedeutung</text:p>
          <text:list>
            <text:list-item>
              <text:p text:style-name="P55">I saw the saw</text:p>
              <text:p text:style-name="P55"/>
            </text:list-item>
          </text:list>
        </text:list-item>
        <text:list-item>
          <text:p text:style-name="P55">Syntactic Ambiguity → Sätze können verschiedene Interpretationen haben</text:p>
          <text:list>
            <text:list-item>
              <text:p text:style-name="P55">I’m glad I’m a man, and so is Lola</text:p>
              <text:list>
                <text:list-item>
                  <text:p text:style-name="P55">Lola und ich sind beide froh, dass ich ein Mann bin</text:p>
                </text:list-item>
                <text:list-item>
                  <text:p text:style-name="P55">Ich bin froh, dass Lola und ich Männer sind</text:p>
                  <text:p text:style-name="P55"/>
                </text:list-item>
              </text:list>
            </text:list-item>
          </text:list>
        </text:list-item>
        <text:list-item>
          <text:p text:style-name="P56">Lexical Ressource → Sammlung von Wörtern mit dazugehörigen Informationen zum Text (Kategorie, Sinn, Bedeutung)</text:p>
          <text:list>
            <text:list-item>
              <text:p text:style-name="P56">Einfachste Form ist Liste mit Wörtern</text:p>
            </text:list-item>
            <text:list-item>
              <text:p text:style-name="P56">Anwendung in bei Themenwörtern (Biologie, Mathe)</text:p>
            </text:list-item>
            <text:list-item>
              <text:p text:style-name="P56">Bildet Basis Vokabular</text:p>
            </text:list-item>
            <text:list-item>
              <text:p text:style-name="P56">Beispiel ist auch eine Liste mit Ortsnamen (Städte, Länder, Regionen)</text:p>
            </text:list-item>
            <text:list-item>
              <text:p text:style-name="P56">Bekannte Filterworte sind Stopwords (to, the, also)</text:p>
              <text:p text:style-name="P56"/>
            </text:list-item>
          </text:list>
        </text:list-item>
        <text:list-item>
          <text:p text:style-name="P56">Für Lexical Ressources gibt es eigene Corpora mit den Standard Zugriffsmethoden</text:p>
          <text:list>
            <text:list-item>
              <text:p text:style-name="P56">Nützlich um ungewöhnliche Wörter in einem Corpus zu finden</text:p>
            </text:list-item>
            <text:list-item>
              <text:p text:style-name="P57">Anwendung um Anteil von Stopwords in einem Text zu untersuchen</text:p>
            </text:list-item>
            <text:list-item>
              <text:p text:style-name="P57">Kann genutzt werden um ein Wortpuzzle zu lösen (Mit FreqDists)</text:p>
            </text:list-item>
            <text:list-item>
              <text:p text:style-name="P57">Kann zum Übersetzen von Wörtern benutzt werden (Swadesh Words)</text:p>
            </text:list-item>
            <text:list-item>
              <text:p text:style-name="P57">Verschiedene Sprachen können analysiert werden</text:p>
              <text:p text:style-name="P57"/>
            </text:list-item>
          </text:list>
        </text:list-item>
        <text:list-item>
          <text:p text:style-name="P57">Weitere große Herausforderung ist das Erkennen von gesprochener Sprache</text:p>
          <text:list>
            <text:list-item>
              <text:p text:style-name="P57">Mehrere Dialekte werden verwendet</text:p>
            </text:list-item>
            <text:list-item>
              <text:p text:style-name="P57">cmudict ist spezieller Corpus für solche Zwecke</text:p>
              <text:list>
                <text:list-item>
                  <text:p text:style-name="P57">Enthält Phonetisches Alphabet in mehreren Möglichkeiten</text:p>
                  <text:p text:style-name="P57"/>
                </text:list-item>
              </text:list>
            </text:list-item>
          </text:list>
        </text:list-item>
        <text:list-item>
          <text:p text:style-name="P57">Wordnet stellt Corpus mit Beziehungen der einzelnen Wörter</text:p>
          <text:list>
            <text:list-item>
              <text:p text:style-name="P57">wn.synsets(‘word’) → Liefert alle Synonyme von word als Synsetobjekt</text:p>
            </text:list-item>
            <text:list-item>
              <text:p text:style-name="P57">wn.synset(‘synset-obj’).lemma_names() → Gibt alle Synonyme als Wörterliste zurück</text:p>
            </text:list-item>
            <text:list-item>
              <text:p text:style-name="P57"><text:soft-page-break/>Synsets sind hierarchisch verknüpft wie in einem Baum</text:p>
              <text:list>
                <text:list-item>
                  <text:p text:style-name="P57">Motor Vehicle → (Motorcar, Go-Kart, Truck): IS A – Beziehung</text:p>
                </text:list-item>
                <text:list-item>
                  <text:p text:style-name="P57">synset,hyponyms() → Liefert alle Kinder als Synset Objekte</text:p>
                </text:list-item>
                <text:list-item>
                  <text:p text:style-name="P57">synset.hypernyms() → Liefert alle Eltern als Synset Objekte <text:span text:style-name="T8">(Multipath möglich)</text:span></text:p>
                  <text:list>
                    <text:list-item>
                      <text:p text:style-name="P58">Hypernyms und Hyponyms sind “Lexical Relations”</text:p>
                    </text:list-item>
                  </text:list>
                </text:list-item>
              </text:list>
            </text:list-item>
            <text:list-item>
              <text:p text:style-name="P58">Meronyme: Von Gegenständen zu ihren Komponenten (Baum → Ast, Krone, Stamm)</text:p>
            </text:list-item>
            <text:list-item>
              <text:p text:style-name="P58">Holonyme: Von Gegenständen zu dem in dem sie enthalten sind (Baum → Wald)</text:p>
            </text:list-item>
            <text:list-item>
              <text:p text:style-name="P58">Antonyme: Finden von Gegenteilen (Supply → Demand)</text:p>
              <text:p text:style-name="P58"/>
            </text:list-item>
          </text:list>
        </text:list-item>
        <text:list-item>
          <text:p text:style-name="P58">Semantic Relatedness kann nützlich sein für die Internetsuche, da auch Synonyme gesucht werden</text:p>
          <text:list>
            <text:list-item>
              <text:p text:style-name="P58">Beziehungsstatus kann durch die Nähe zu anderen Elementen ermittelt werden</text:p>
              <text:list>
                <text:list-item>
                  <text:p text:style-name="P58">synset.lowest_common_hypernym(synset2) → Nächstes Elternelement</text:p>
                </text:list-item>
                <text:list-item>
                  <text:p text:style-name="P58">synset1.min_depth() → Tiefe im Baum von “Entity” aus</text:p>
                </text:list-item>
                <text:list-item>
                  <text:p text:style-name="P58">synset1.path_similarity(synset2) → Liefert Bewertung des Beziehungsstatus <text:span text:style-name="T9">aufsteigend</text:span></text:p>
                </text:list-item>
              </text:list>
            </text:list-item>
          </text:list>
        </text:list-item>
      </text:list>
      <text:p text:style-name="P28"/>
      <text:list xml:id="list145219358287221" text:continue-numbering="true" text:style-name="L16">
        <text:list-item>
          <text:p text:style-name="P59">Why is it useful?</text:p>
          <text:list>
            <text:list-item>
              <text:p text:style-name="P59">Effiziente Informations Extraktion</text:p>
              <text:list>
                <text:list-item>
                  <text:p text:style-name="P59">Neue und schlauere Internet Such Maschinen</text:p>
                </text:list-item>
                <text:list-item>
                  <text:p text:style-name="P59">Erleichtern der Textsuche in einem Katalog mit mehreren Einträgen</text:p>
                </text:list-item>
              </text:list>
            </text:list-item>
            <text:list-item>
              <text:p text:style-name="P59">Text Ähnlichkeit überprüfen</text:p>
              <text:list>
                <text:list-item>
                  <text:p text:style-name="P59">Plagiarismuscheck</text:p>
                </text:list-item>
                <text:list-item>
                  <text:p text:style-name="P59">Identifizieren von Redundanzen</text:p>
                </text:list-item>
              </text:list>
            </text:list-item>
            <text:list-item>
              <text:p text:style-name="P59">Folgerungsbeziehungen in Texten identifizieren und analysieren</text:p>
            </text:list-item>
          </text:list>
        </text:list-item>
      </text:list>
      <text:p text:style-name="P28"/>
      <text:p text:style-name="P18"><text:span text:style-name="T10">Lecture </text:span>06 – Processing Raw Text</text:p>
      <text:p text:style-name="P27"/>
      <text:list xml:id="list225733773" text:style-name="L17">
        <text:list-item>
          <text:p text:style-name="P61">Typische Pipeline für Textverarbeitung</text:p>
          <text:list>
            <text:list-item>
              <text:p text:style-name="P61">Obtein → Read → Clean/Prepare → Preprocess → Analyze</text:p>
              <text:p text:style-name="P61"/>
            </text:list-item>
          </text:list>
        </text:list-item>
        <text:list-item>
          <text:p text:style-name="P61">NLTK besitzt nicht unendlich viele Textquellen, man braucht Alternativen</text:p>
          <text:list>
            <text:list-item>
              <text:p text:style-name="P61">Raw Text aus dem Internet</text:p>
              <text:list>
                <text:list-item>
                  <text:p text:style-name="P61">Txt files direkt von Seiten via urllib.request / urlopen(url).read()</text:p>
                </text:list-item>
                <text:list-item>
                  <text:p text:style-name="P61">Tokenization mit nltk.word_tokenize(…)</text:p>
                </text:list-item>
                <text:list-item>
                  <text:p text:style-name="P61">Erstellen eines nltk Textes → nltk.Text(tokens)</text:p>
                </text:list-item>
              </text:list>
            </text:list-item>
            <text:list-item>
              <text:p text:style-name="P61">Text aus HTML filtern</text:p>
              <text:list>
                <text:list-item>
                  <text:p text:style-name="P61">Seite mit urlopen(url).read() lesen</text:p>
                </text:list-item>
                <text:list-item>
                  <text:p text:style-name="P61">Vor der Weiterverarbeitung mit BeautifulSoup aufräumen</text:p>
                </text:list-item>
                <text:list-item>
                  <text:p text:style-name="P61">Tokenization → Textgenerator</text:p>
                </text:list-item>
              </text:list>
            </text:list-item>
            <text:list-item>
              <text:p text:style-name="P61">Text aus Blogs filtern</text:p>
              <text:list>
                <text:list-item>
                  <text:p text:style-name="P61">feedparser.parse(url)</text:p>
                </text:list-item>
                <text:list-item>
                  <text:p text:style-name="P62">Tokenization → Textgenerator</text:p>
                </text:list-item>
              </text:list>
            </text:list-item>
            <text:list-item>
              <text:p text:style-name="P63">Text aus lokalen Dateien<text:tab/></text:p>
              <text:list>
                <text:list-item>
                  <text:p text:style-name="P63">f = open(path)</text:p>
                </text:list-item>
                <text:list-item>
                  <text:p text:style-name="P63">raw = f.read() → Liest die Datei</text:p>
                </text:list-item>
                <text:list-item>
                  <text:p text:style-name="P63">f.write(raw) → Schreibt die Datei</text:p>
                </text:list-item>
                <text:list-item>
                  <text:p text:style-name="P63">line.strip() um Leerzeilen zu erkennen</text:p>
                  <text:p text:style-name="P63"/>
                </text:list-item>
              </text:list>
            </text:list-item>
          </text:list>
        </text:list-item>
        <text:list-item>
          <text:p text:style-name="P64">String Darstellung in Python</text:p>
          <text:list>
            <text:list-item>
              <text:p text:style-name="P64">Dateien einzulesen liefert Bytestreams, keine Python Strings</text:p>
              <text:list>
                <text:list-item>
                  <text:p text:style-name="P64">Kodierung ist entweder ASCII oder Unicode</text:p>
                  <text:list>
                    <text:list-item>
                      <text:p text:style-name="P64"><text:soft-page-break/>ASCII → 1:1 Übungsetzung zu Characters möglich</text:p>
                    </text:list-item>
                    <text:list-item>
                      <text:p text:style-name="P64">Unicode → Kodierung bestimmt Übersetzung (utf-8, iso)</text:p>
                    </text:list-item>
                    <text:list-item>
                      <text:p text:style-name="P64">In Python wird Unicode verwendet</text:p>
                    </text:list-item>
                  </text:list>
                </text:list-item>
              </text:list>
            </text:list-item>
            <text:list-item>
              <text:p text:style-name="P64">Konvertierung ist jederzeit möglich</text:p>
              <text:list>
                <text:list-item>
                  <text:p text:style-name="P64">str.encode(‘utf-8’) → Bytestreams</text:p>
                </text:list-item>
                <text:list-item>
                  <text:p text:style-name="P64">bytes.decode(‘utf-8’) → String</text:p>
                </text:list-item>
              </text:list>
            </text:list-item>
          </text:list>
        </text:list-item>
      </text:list>
      <text:p text:style-name="P29"/>
      <text:list xml:id="list145218904502267" text:continue-numbering="true" text:style-name="L17">
        <text:list-item>
          <text:p text:style-name="P64">Reguläre Ausdrücke für Textanalyse</text:p>
          <text:list>
            <text:list-item>
              <text:p text:style-name="P64">Verwendung um bestimmte Pattern in Texten zu finden</text:p>
            </text:list-item>
            <text:list-item>
              <text:p text:style-name="P64">Befinden sich in Python im module ‘re’</text:p>
            </text:list-item>
            <text:list-item>
              <text:p text:style-name="P64">$ → Matched auf das Ende eines Textes</text:p>
            </text:list-item>
            <text:list-item>
              <text:p text:style-name="P64">. → Wildcardsymbol</text:p>
            </text:list-item>
            <text:list-item>
              <text:p text:style-name="P64">^ → Matched auf den Beginn eines Textes</text:p>
            </text:list-item>
            <text:list-item>
              <text:p text:style-name="P64">? → Spezifiziert das vorherige Zeichen als optional</text:p>
            </text:list-item>
            <text:list-item>
              <text:p text:style-name="P64">+ → <text:span text:style-name="T11">Matched auf einen oder mehreren Folgesymbole</text:span></text:p>
            </text:list-item>
            <text:list-item>
              <text:p text:style-name="P64">* →<text:span text:style-name="T11"> Matched auf null oder mehrere Folgesymbole</text:span></text:p>
            </text:list-item>
            <text:list-item>
              <text:p text:style-name="P65">^ in einer [] Invertiert die Gruppe in []</text:p>
            </text:list-item>
            <text:list-item>
              <text:p text:style-name="P65">\ Escaped das Folgesymbol</text:p>
            </text:list-item>
            <text:list-item>
              <text:p text:style-name="P65">{x,y} → Gibt ein Intervall an, wie oft das Folgesymbol kommen darf (1-3)</text:p>
            </text:list-item>
            <text:list-item>
              <text:p text:style-name="P65">| → Matched auf Disjunktionen</text:p>
            </text:list-item>
            <text:list-item>
              <text:p text:style-name="P65">re.findall(r’(pattern)) → Findet alle gematchten Patterns</text:p>
            </text:list-item>
            <text:list-item>
              <text:p text:style-name="P65">re.findall(r’(?:pattern)) → Findet alle Wörter mit einem gematchten Pattern</text:p>
            </text:list-item>
          </text:list>
        </text:list-item>
      </text:list>
      <text:p text:style-name="P30"/>
      <text:list xml:id="list145220261563491" text:continue-numbering="true" text:style-name="L17">
        <text:list-item>
          <text:p text:style-name="P66">Normalisierung von Text</text:p>
          <text:list>
            <text:list-item>
              <text:p text:style-name="P66">Alles in Kleinbuchstaben umwandeln ist eine Art der Normalisierung</text:p>
            </text:list-item>
            <text:list-item>
              <text:p text:style-name="P66">Stemming ebenfalls</text:p>
              <text:list>
                <text:list-item>
                  <text:p text:style-name="P66">Abschneiden von Endungen, filtern des reinen Wortes</text:p>
                </text:list-item>
              </text:list>
            </text:list-item>
            <text:list-item>
              <text:p text:style-name="P66">Lemmatization</text:p>
              <text:list>
                <text:list-item>
                  <text:p text:style-name="P66">Wort in eine bekannte Form aus einem Dictionary umwandeln</text:p>
                </text:list-item>
              </text:list>
            </text:list-item>
            <text:list-item>
              <text:p text:style-name="P66">Tokenization</text:p>
              <text:list>
                <text:list-item>
                  <text:p text:style-name="P66">Reinen Text in Wortliste umwandeln, verschiedene Arten möglich</text:p>
                  <text:list>
                    <text:list-item>
                      <text:p text:style-name="P66">Trennen nur bei Whitespaces</text:p>
                    </text:list-item>
                    <text:list-item>
                      <text:p text:style-name="P66">Trennen bei bestimmten Symbolen</text:p>
                    </text:list-item>
                    <text:list-item>
                      <text:p text:style-name="P66">Wort und Kürzelerkennung</text:p>
                    </text:list-item>
                  </text:list>
                </text:list-item>
              </text:list>
            </text:list-item>
            <text:list-item>
              <text:p text:style-name="P66">Segmentation</text:p>
              <text:list>
                <text:list-item>
                  <text:p text:style-name="P94">Aufsplitten des Textes in Sätze</text:p>
                </text:list-item>
              </text:list>
            </text:list-item>
          </text:list>
        </text:list-item>
      </text:list>
      <text:p text:style-name="P36"/>
      <text:list xml:id="list145219829606404" text:continue-numbering="true" text:style-name="L17">
        <text:list-item>
          <text:p text:style-name="P95">Why is it useful?</text:p>
          <text:list>
            <text:list-item>
              <text:p text:style-name="P95">NLP Preprocessing</text:p>
              <text:list>
                <text:list-item>
                  <text:p text:style-name="P95">Segmentation und Normalization sind entscheidene Vorbereitungsarbeiten</text:p>
                </text:list-item>
              </text:list>
            </text:list-item>
            <text:list-item>
              <text:p text:style-name="P95">Erstellen neuer Corpora mit sauberen Inhalten</text:p>
              <text:list>
                <text:list-item>
                  <text:p text:style-name="P95">Wahl der Kodierung ist eventuell auch wichtig für einen Corpus</text:p>
                </text:list-item>
              </text:list>
            </text:list-item>
            <text:list-item>
              <text:p text:style-name="P95">Extraktion von Informationen</text:p>
              <text:list>
                <text:list-item>
                  <text:p text:style-name="P95">Regelbasierte Systeme sind oft sehr gut mit regulären Ausdrücken analysierbar</text:p>
                </text:list-item>
              </text:list>
            </text:list-item>
          </text:list>
        </text:list-item>
      </text:list>
      <text:p text:style-name="P37"/>
      <text:p text:style-name="P19">Lecture 07 – Categorizing Words</text:p>
      <text:p text:style-name="P19"/>
      <text:list xml:id="list3471151548" text:style-name="L18">
        <text:list-item>
          <text:p text:style-name="P60">Part-Of-Speech Tagging</text:p>
          <text:list>
            <text:list-item>
              <text:p text:style-name="P60">Klassifizieren der Wörter nach ihrer Art (Verben, Nomen, Adjektive…)</text:p>
            </text:list-item>
            <text:list-item>
              <text:p text:style-name="P60">Wort Arten sind auch bekannt unter “Word Classes” oder “Lexical Categories”</text:p>
            </text:list-item>
            <text:list-item>
              <text:p text:style-name="P60">Die verwendeten Kategorien sind die “Tagsets”</text:p>
            </text:list-item>
          </text:list>
        </text:list-item>
      </text:list>
      <text:p text:style-name="P31"/>
      <text:list xml:id="list145220303352150" text:continue-numbering="true" text:style-name="L18">
        <text:list-item>
          <text:p text:style-name="P60"><text:soft-page-break/>Word Classes sind abhänging vom Kontext in dem sie auftauchen</text:p>
          <text:list>
            <text:list-item>
              <text:p text:style-name="P67">Ähnliche Word Classes tauchen auch immer in ähnlichem Kontext auf</text:p>
            </text:list-item>
            <text:list-item>
              <text:p text:style-name="P68">Gleiche Wörter können unterschiedliche Word Classes haben</text:p>
            </text:list-item>
          </text:list>
        </text:list-item>
      </text:list>
      <text:p text:style-name="P32"/>
      <text:list xml:id="list145220398565881" text:continue-numbering="true" text:style-name="L18">
        <text:list-item>
          <text:p text:style-name="P67">nltk.pos_tag(text) → Fügt die Wort Art in Tupeln an den Text</text:p>
          <text:list>
            <text:list-item>
              <text:p text:style-name="P67">Automatischer Tagger (95-98% korrekt)</text:p>
            </text:list-item>
          </text:list>
        </text:list-item>
      </text:list>
      <text:p text:style-name="P32"/>
      <text:list xml:id="list145218645518289" text:continue-numbering="true" text:style-name="L18">
        <text:list-item>
          <text:p text:style-name="P67">Viele Corpora <text:span text:style-name="T12">sind von sich aus schon getagged</text:span></text:p>
          <text:list>
            <text:list-item>
              <text:p text:style-name="P68">Zugriff über corpus.tagged_words() → Liefert Tupel</text:p>
            </text:list-item>
            <text:list-item>
              <text:p text:style-name="P68">Nicht jeder Corpus benutzt das selbe Tagset</text:p>
            </text:list-item>
            <text:list-item>
              <text:p text:style-name="P68">Es existiert ein Mapping auf ein universelles Tagset von nltk</text:p>
            </text:list-item>
          </text:list>
        </text:list-item>
      </text:list>
      <text:p text:style-name="P33"/>
      <text:list xml:id="list145219106252210" text:continue-numbering="true" text:style-name="L18">
        <text:list-item>
          <text:p text:style-name="P68">Tagsets enthalten alle ihre Tags mit Erklärung welche Wort Art es repräsentiert</text:p>
          <text:list>
            <text:list-item>
              <text:p text:style-name="P68">Ähnliche Tags teilen sich selbes Prefix (V → Verben)</text:p>
            </text:list-item>
            <text:list-item>
              <text:p text:style-name="P68">Tagsets sind Sprach und Corpus spezifisch</text:p>
            </text:list-item>
            <text:list-item>
              <text:p text:style-name="P68">Universal Tagset: 12 grobe Einteilungen</text:p>
            </text:list-item>
          </text:list>
        </text:list-item>
      </text:list>
      <text:p text:style-name="P33"/>
      <text:list xml:id="list145220109898076" text:continue-numbering="true" text:style-name="L18">
        <text:list-item>
          <text:p text:style-name="P68">Tags ermöglichen zu analysieren in welcher Folge bestimmte Tags in bestimmten Sprachen auftauchen.</text:p>
          <text:list>
            <text:list-item>
              <text:p text:style-name="P69">Analyse von Nachbar Tags bestimmter Wörter</text:p>
            </text:list-item>
            <text:list-item>
              <text:p text:style-name="P69">Finden von Wörtern die sehr starke Mehrdeutigkeiten in Bezug auf ihr Tag haben</text:p>
            </text:list-item>
          </text:list>
        </text:list-item>
      </text:list>
      <text:p text:style-name="P34"/>
      <text:list xml:id="list145219594553865" text:continue-numbering="true" text:style-name="L18">
        <text:list-item>
          <text:p text:style-name="P69">Why is it useful?</text:p>
          <text:list>
            <text:list-item>
              <text:p text:style-name="P69">Linguistik von Corpora</text:p>
              <text:list>
                <text:list-item>
                  <text:p text:style-name="P69">Wie benutzen wir Sprachen</text:p>
                </text:list-item>
                <text:list-item>
                  <text:p text:style-name="P69">Welche Wort Arten existieren</text:p>
                </text:list-item>
              </text:list>
            </text:list-item>
            <text:list-item>
              <text:p text:style-name="P69">Hilft für das Preprocessing von NLP</text:p>
              <text:list>
                <text:list-item>
                  <text:p text:style-name="P69">Löschen von bestimmten Tags</text:p>
                </text:list-item>
              </text:list>
            </text:list-item>
            <text:list-item>
              <text:p text:style-name="P69">Extraktion von Keywords in einem Text (Nomen sind oft Keywords)</text:p>
            </text:list-item>
          </text:list>
        </text:list-item>
      </text:list>
      <text:p text:style-name="P34"/>
      <text:p text:style-name="P41">Lecture 08 – Automatic Tagging</text:p>
      <text:p text:style-name="P41"/>
      <text:list xml:id="list175828930" text:style-name="L19">
        <text:list-item>
          <text:p text:style-name="P96">Um Texte automatisch zu taggen, gibt es verschiedene Hinweise in Texten um die Word Classes zu finden</text:p>
          <text:list>
            <text:list-item>
              <text:p text:style-name="P96">Morphologische Hinweise</text:p>
              <text:list>
                <text:list-item>
                  <text:p text:style-name="P96">Innere Struktur eines Wortes → Suffix und Prefixe</text:p>
                  <text:list>
                    <text:list-item>
                      <text:p text:style-name="P96">happy → happiness</text:p>
                    </text:list-item>
                  </text:list>
                </text:list-item>
              </text:list>
            </text:list-item>
            <text:list-item>
              <text:p text:style-name="P96">Syntaktische Hinweise</text:p>
              <text:list>
                <text:list-item>
                  <text:p text:style-name="P96">Art der Nachbarschaft eines Wortes</text:p>
                  <text:list>
                    <text:list-item>
                      <text:p text:style-name="P96">Auf Adjektive folgten meist immer Nomen</text:p>
                    </text:list-item>
                    <text:list-item>
                      <text:p text:style-name="P96">Hinter Verben kommen oft Adjektive</text:p>
                    </text:list-item>
                  </text:list>
                </text:list-item>
              </text:list>
            </text:list-item>
            <text:list-item>
              <text:p text:style-name="P96">Semantische Hinweise</text:p>
              <text:list>
                <text:list-item>
                  <text:p text:style-name="P96">Bedeutung eines Wortes</text:p>
                  <text:list>
                    <text:list-item>
                      <text:p text:style-name="P96">Orte, Personen und Dinge sind meist Nomen</text:p>
                    </text:list-item>
                    <text:list-item>
                      <text:p text:style-name="P96">Wörter die Zustände ändern sind meist Verben</text:p>
                    </text:list-item>
                    <text:list-item>
                      <text:p text:style-name="P96">Beschreibende Worte sind oft Adjektive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45219136951443" text:continue-numbering="true" text:style-name="L19">
        <text:list-item>
          <text:p text:style-name="P96">Für automatisches Tagging gibt es noch andere Alternativen</text:p>
          <text:list>
            <text:list-item>
              <text:p text:style-name="P97">Tagging mit morphologischen Features</text:p>
              <text:list>
                <text:list-item>
                  <text:p text:style-name="P97">Da geht sie → (Nom, 3RD, SG)</text:p>
                </text:list-item>
              </text:list>
            </text:list-item>
            <text:list-item>
              <text:p text:style-name="P97">Tagging mit “Sense Numbers”</text:p>
              <text:list>
                <text:list-item>
                  <text:p text:style-name="P97">Tag wird aus anderem Corpus genommen</text:p>
                </text:list-item>
                <text:list-item>
                  <text:p text:style-name="P97"><text:soft-page-break/>Gewichtet mit einer Zahl, wie viele ähnliche Wörter den selben Tag haben</text:p>
                </text:list-item>
              </text:list>
            </text:list-item>
            <text:list-item>
              <text:p text:style-name="P97">Tagging mit einem Betonungstag</text:p>
              <text:list>
                <text:list-item>
                  <text:p text:style-name="P97">&lt;emphasis&gt;word&lt;/emphasis&gt;</text:p>
                </text:list-item>
              </text:list>
            </text:list-item>
          </text:list>
        </text:list-item>
      </text:list>
      <text:p text:style-name="P39"/>
      <text:list xml:id="list145219664227036" text:continue-numbering="true" text:style-name="L19">
        <text:list-item>
          <text:p text:style-name="P97">Automatisches Taggen Schrittweise</text:p>
          <text:list>
            <text:list-item>
              <text:p text:style-name="P97">Default Tagger → Jedes Wort bekommt den selben Tag</text:p>
              <text:list>
                <text:list-item>
                  <text:p text:style-name="P97">Meist als Backoff am Ende verwendet</text:p>
                </text:list-item>
              </text:list>
            </text:list-item>
            <text:list-item>
              <text:p text:style-name="P97">Regular Expression Tagger</text:p>
              <text:list>
                <text:list-item>
                  <text:p text:style-name="P97">Wort Arten werden zu Patterns gematched, Patterns werden von oben nach unten geprüft</text:p>
                </text:list-item>
              </text:list>
            </text:list-item>
            <text:list-item>
              <text:p text:style-name="P97">Lookup Tagger → Suche für ein Wort das wahrscheinlichste Tag in einem Corpus</text:p>
              <text:list>
                <text:list-item>
                  <text:p text:style-name="P97">Wird als Unigram Tagger verwendet</text:p>
                </text:list-item>
              </text:list>
            </text:list-item>
            <text:list-item>
              <text:p text:style-name="P97">Bigram Tagger → Bekommt Trainingsset und tagged so einen neuen Satz </text:p>
              <text:list>
                <text:list-item>
                  <text:p text:style-name="P97">Sehr schlechte Performance wenn Sätze nicht im Trainingsset waren</text:p>
                </text:list-item>
              </text:list>
            </text:list-item>
            <text:list-item>
              <text:p text:style-name="P97">Kombinieren der obigen Tagger:</text:p>
              <text:list>
                <text:list-item>
                  <text:p text:style-name="P97">Alle obigen Tagger sind in nltk als Tagger bereits implementiert</text:p>
                </text:list-item>
                <text:list-item>
                  <text:p text:style-name="P97">Man übergibt ihnen ein Trainingsset und einen Backoff-Tagger</text:p>
                </text:list-item>
                <text:list-item>
                  <text:p text:style-name="P97">Kette von Taggern möglich bis zum letzten (Kein Backoff), meist Default Tagger</text:p>
                </text:list-item>
              </text:list>
            </text:list-item>
          </text:list>
        </text:list-item>
      </text:list>
      <text:p text:style-name="P39"/>
      <text:list xml:id="list145220249347907" text:continue-numbering="true" text:style-name="L19">
        <text:list-item>
          <text:p text:style-name="P97">Evaluation eines Taggers:</text:p>
          <text:list>
            <text:list-item>
              <text:p text:style-name="P97">Es wird ein Trainingsset und ein Testset benötigt</text:p>
              <text:list>
                <text:list-item>
                  <text:p text:style-name="P97">Performance ist verfälscht wenn Trainingsset = Testset</text:p>
                </text:list-item>
                <text:list-item>
                  <text:p text:style-name="P98">Testset enthält den Gold-Standard nachdem verglichen wird</text:p>
                </text:list-item>
              </text:list>
            </text:list-item>
            <text:list-item>
              <text:p text:style-name="P97">Anzahl richtiger Tags wird durch Anzahl aller Wörter geteilt = Accuracy</text:p>
            </text:list-item>
            <text:list-item>
              <text:p text:style-name="P98">Performance Analyse von Taggern mit Hilfe einer Confusion Matrix</text:p>
              <text:list>
                <text:list-item>
                  <text:p text:style-name="P98">Zeilen stehen für tatsächliche Tags, Spalten für detektierte Tags</text:p>
                </text:list-item>
                <text:list-item>
                  <text:p text:style-name="P98">Diagonale sind korrekte Klassifizierung</text:p>
                </text:list-item>
                <text:list-item>
                  <text:p text:style-name="P98">Nicht auf Diagonale liegend sind Fehl Klassifizierung</text:p>
                </text:list-item>
              </text:list>
            </text:list-item>
            <text:list-item>
              <text:p text:style-name="P98">Performance Metriken sind oft schwer festzulegen</text:p>
              <text:list>
                <text:list-item>
                  <text:p text:style-name="P98">Untere Grenze → Baseline (Default Tagger)</text:p>
                </text:list-item>
                <text:list-item>
                  <text:p text:style-name="P98">Obere Grenze → Menschliche Performance</text:p>
                </text:list-item>
              </text:list>
            </text:list-item>
          </text:list>
        </text:list-item>
      </text:list>
      <text:p text:style-name="P40"/>
      <text:list xml:id="list145219678061018" text:continue-numbering="true" text:style-name="L19">
        <text:list-item>
          <text:p text:style-name="P98">Training benötigt oft lange Trainingszeiten</text:p>
          <text:list>
            <text:list-item>
              <text:p text:style-name="P98">Nach Training kann man Tagger speichern und immer wieder laden</text:p>
              <text:list>
                <text:list-item>
                  <text:p text:style-name="P98">Speicherung als .pickle Datei</text:p>
                </text:list-item>
              </text:list>
            </text:list-item>
          </text:list>
        </text:list-item>
      </text:list>
      <text:p text:style-name="P40"/>
      <text:list xml:id="list145219612815897" text:continue-numbering="true" text:style-name="L19">
        <text:list-item>
          <text:p text:style-name="P98">Why is it useful?</text:p>
          <text:list>
            <text:list-item>
              <text:p text:style-name="P98">Sprach Synthese → Bringt dem Computer bei welche Wörter betont werden müssen</text:p>
            </text:list-item>
            <text:list-item>
              <text:p text:style-name="P98">Informations Extraktion → Suche nach book als Buch und nicht als buchen</text:p>
            </text:list-item>
            <text:list-item>
              <text:p text:style-name="P98">Rausfinden welchen Sinn ein Satz überhaupt hat.</text:p>
              <text:list>
                <text:list-item>
                  <text:p text:style-name="P98">Finden von Alternativausdrücken für einen Satz</text:p>
                </text:list-item>
              </text:list>
            </text:list-item>
          </text:list>
        </text:list-item>
      </text:list>
      <text:p text:style-name="P40"/>
      <text:p text:style-name="P124">Lecture 09 – Classification</text:p>
      <text:p text:style-name="P124"/>
      <text:list xml:id="list1244436184" text:style-name="L20">
        <text:list-item>
          <text:p text:style-name="P100">Classification ist der Oberbegriff für den Vorgang bestimmte Daten, bestimmten Klassen zuzuordnen</text:p>
          <text:list>
            <text:list-item>
              <text:p text:style-name="P100">Dazu teilt man alle Daten in bestimmte Cluster auf, die den Klassen entsprechen</text:p>
            </text:list-item>
            <text:list-item>
              <text:p text:style-name="P100">Classification kann Supervised oder Unsupervised sein</text:p>
              <text:list>
                <text:list-item>
                  <text:p text:style-name="P100">Supervised → Trainingsdaten kennen ihre Klasse</text:p>
                </text:list-item>
                <text:list-item>
                  <text:p text:style-name="P100">Unsupervised → Trainingsdaten kennen ihre Klasse nicht</text:p>
                </text:list-item>
              </text:list>
            </text:list-item>
            <text:list-item>
              <text:p text:style-name="P100">Classification besteht aus den Part Training und Prediction</text:p>
              <text:list>
                <text:list-item>
                  <text:p text:style-name="P100">Training → Modellbildung mit Lernalgorithmus und Trainingsdaten</text:p>
                </text:list-item>
                <text:list-item>
                  <text:p text:style-name="P101"><text:soft-page-break/>Prediction → Vorhersage von Klassen mit Hilfe von Modell</text:p>
                </text:list-item>
              </text:list>
            </text:list-item>
            <text:list-item>
              <text:p text:style-name="P101">Für die Klassifikation werden Features der jeweiligen Klassen verwendeten</text:p>
            </text:list-item>
          </text:list>
        </text:list-item>
      </text:list>
      <text:p text:style-name="P102"/>
      <text:list xml:id="list145219419820064" text:continue-numbering="true" text:style-name="L20">
        <text:list-item>
          <text:p text:style-name="P101">Beispiel Use-Case → Geschlechtererkennung bei Namen</text:p>
          <text:list>
            <text:list-item>
              <text:p text:style-name="P101">Trainings-, Entwicklungs- und Testdaten extrahieren</text:p>
            </text:list-item>
            <text:list-item>
              <text:p text:style-name="P101">Features für alle Trainingsdaten berechnen</text:p>
            </text:list-item>
            <text:list-item>
              <text:p text:style-name="P101">Auswahl des Algorithmus und Lernen des Modells</text:p>
            </text:list-item>
            <text:list-item>
              <text:p text:style-name="P101">Auswerten der Ergebnisse und Benutzen des Modells</text:p>
            </text:list-item>
          </text:list>
        </text:list-item>
      </text:list>
      <text:p text:style-name="P102"/>
      <text:list xml:id="list145220233824070" text:continue-numbering="true" text:style-name="L20">
        <text:list-item>
          <text:p text:style-name="P101">Datenextraktion</text:p>
          <text:list>
            <text:list-item>
              <text:p text:style-name="P101">Corpus generieren, der Instanzen mit Klassenlabels enthält (Tupel)</text:p>
            </text:list-item>
          </text:list>
        </text:list-item>
      </text:list>
      <text:p text:style-name="P102"/>
      <text:list xml:id="list145219576251188" text:continue-numbering="true" text:style-name="L20">
        <text:list-item>
          <text:p text:style-name="P101">Definieren von Features</text:p>
          <text:list>
            <text:list-item>
              <text:p text:style-name="P101">Frage: Welche Feature sind relevant?</text:p>
            </text:list-item>
            <text:list-item>
              <text:p text:style-name="P101">Frage: Wie lassen sich die Features extrahieren und berechnen</text:p>
            </text:list-item>
            <text:list-item>
              <text:p text:style-name="P101">nltk: Features werden immer als Dictionary (Featurename → Feature) dargestellt</text:p>
            </text:list-item>
            <text:list-item>
              <text:p text:style-name="P107">Wahl der richtigen Features hat großen Einfluss auf Performance</text:p>
              <text:list>
                <text:list-item>
                  <text:p text:style-name="P107">Meist aus Intuition gewählt</text:p>
                </text:list-item>
                <text:list-item>
                  <text:p text:style-name="P107">Vorgehen → Alle Features implementieren und dann Filtern</text:p>
                </text:list-item>
                <text:list-item>
                  <text:p text:style-name="P107">Nicht zu viel Features verwenden → Overfitting</text:p>
                  <text:list>
                    <text:list-item>
                      <text:p text:style-name="P107">Klassifizierer wird auf generellen Daten nicht gut performen</text:p>
                    </text:list-item>
                  </text:list>
                </text:list-item>
                <text:list-item>
                  <text:p text:style-name="P107">Voneinander abhängige Features können negativ wirken</text:p>
                </text:list-item>
              </text:list>
            </text:list-item>
            <text:list-item>
              <text:p text:style-name="P107">Durch Übergabe ganzer Sätze an Features kann Kontext untersucht werden</text:p>
              <text:list>
                <text:list-item>
                  <text:p text:style-name="P107">Kann Accuracy verbessern</text:p>
                </text:list-item>
              </text:list>
            </text:list-item>
          </text:list>
        </text:list-item>
      </text:list>
      <text:p text:style-name="P102"/>
      <text:list xml:id="list145220417125261" text:continue-numbering="true" text:style-name="L20">
        <text:list-item>
          <text:p text:style-name="P103">Aufteilen der Daten</text:p>
          <text:list>
            <text:list-item>
              <text:p text:style-name="P103">Aufteilen in 3 Sets → Training(75%), Development(25%), Test(<text:span text:style-name="T14">10-</text:span>25%)</text:p>
              <text:list>
                <text:list-item>
                  <text:p text:style-name="P103">Training: Training des Modells</text:p>
                </text:list-item>
                <text:list-item>
                  <text:p text:style-name="P103">Development: Fehleranalyse und Optimierung</text:p>
                </text:list-item>
                <text:list-item>
                  <text:p text:style-name="P103">Test: Bestimmten des Generalization Errors (Nie gesehene Daten)</text:p>
                </text:list-item>
              </text:list>
            </text:list-item>
          </text:list>
        </text:list-item>
      </text:list>
      <text:p text:style-name="P104"/>
      <text:list xml:id="list145220646159050" text:continue-numbering="true" text:style-name="L20">
        <text:list-item>
          <text:p text:style-name="P103">Trainieren des Modells</text:p>
          <text:list>
            <text:list-item>
              <text:p text:style-name="P103">Auswahl des Algorithmus</text:p>
              <text:list>
                <text:list-item>
                  <text:p text:style-name="P103">Naive Bayes, SVM, <text:span text:style-name="T13">DecisionTreeClassifier</text:span></text:p>
                </text:list-item>
              </text:list>
            </text:list-item>
            <text:list-item>
              <text:p text:style-name="P103">nltk bietet alle Standard Klassifizierer</text:p>
            </text:list-item>
          </text:list>
        </text:list-item>
      </text:list>
      <text:p text:style-name="P105"/>
      <text:list xml:id="list145220558725735" text:continue-numbering="true" text:style-name="L20">
        <text:list-item>
          <text:p text:style-name="P106">Bestimmen bisher ungesehener Daten</text:p>
        </text:list-item>
      </text:list>
      <text:p text:style-name="P105"/>
      <text:list xml:id="list145220270002515" text:continue-numbering="true" text:style-name="L20">
        <text:list-item>
          <text:p text:style-name="P106">Auswerten des Klassifizierers</text:p>
          <text:list>
            <text:list-item>
              <text:p text:style-name="P106">Standardmäßig → Anzahl richtig klassifizierter Instanzen / Anzahl aller Daten</text:p>
              <text:list>
                <text:list-item>
                  <text:p text:style-name="P106">nltk → nltk.classify.accuracy(classifier, dev_set)</text:p>
                </text:list-item>
                <text:list-item>
                  <text:p text:style-name="P115">Nachteil: Häufigkeitsverteilung der Labels wird nicht berücksichtigt</text:p>
                </text:list-item>
                <text:list-item>
                  <text:p text:style-name="P115">Precision → TP / (TP + FP)</text:p>
                  <text:list>
                    <text:list-item>
                      <text:p text:style-name="P115">Wie viele identifizierte Instanzen waren auch relevant</text:p>
                    </text:list-item>
                  </text:list>
                </text:list-item>
                <text:list-item>
                  <text:p text:style-name="P115">Recall → TP / (TP + FN)</text:p>
                  <text:list>
                    <text:list-item>
                      <text:p text:style-name="P116">Wie viele aller relevanten Instanzen wurden identifiziert</text:p>
                    </text:list-item>
                  </text:list>
                </text:list-item>
                <text:list-item>
                  <text:p text:style-name="P116">F-Measure → 2*P*R/(P+R)</text:p>
                  <text:list>
                    <text:list-item>
                      <text:p text:style-name="P116">Gibt einen einzelnen Preformance Score</text:p>
                    </text:list-item>
                  </text:list>
                </text:list-item>
                <text:list-item>
                  <text:p text:style-name="P116">Prinzip kann in Confusion Matrix dargestellt werden</text:p>
                  <text:list>
                    <text:list-item>
                      <text:p text:style-name="P116">Zeilen sind bekannte Labels, Spalten sind klassifizierte Labels</text:p>
                    </text:list-item>
                    <text:list-item>
                      <text:p text:style-name="P116">Diagonale beschreibt richtig klassifizierte Instanzen (Accuracy)</text:p>
                    </text:list-item>
                  </text:list>
                </text:list-item>
              </text:list>
            </text:list-item>
            <text:list-item>
              <text:p text:style-name="P107">Analysieren der effektivsten Features → classifier.show_most_informative_features()</text:p>
            </text:list-item>
            <text:list-item>
              <text:p text:style-name="P107"><text:soft-page-break/>Generieren einer Fehlerliste, falsch klassifizierter Instanzen</text:p>
              <text:list>
                <text:list-item>
                  <text:p text:style-name="P107">ermöglicht Optimierung der Features</text:p>
                </text:list-item>
              </text:list>
            </text:list-item>
            <text:list-item>
              <text:p text:style-name="P109">Es wird unterschieden zwischen Prediction Error und Generalization Error</text:p>
              <text:list>
                <text:list-item>
                  <text:p text:style-name="P109">Prediction Error → Fehler im Vergleich zu einem Gold Standard (Referenz)</text:p>
                </text:list-item>
                <text:list-item>
                  <text:p text:style-name="P109">Generalization Error → Fehler in einem Finalen Testset (Ungesehen)</text:p>
                </text:list-item>
              </text:list>
            </text:list-item>
            <text:list-item>
              <text:p text:style-name="P109">Zwei Hauptziele der Evaluation</text:p>
              <text:list>
                <text:list-item>
                  <text:p text:style-name="P109">Model Selection → Optimieren des Modells</text:p>
                  <text:list>
                    <text:list-item>
                      <text:p text:style-name="P109">Feature Tuning</text:p>
                    </text:list-item>
                    <text:list-item>
                      <text:p text:style-name="P109">Hyperparameter Tuning</text:p>
                    </text:list-item>
                  </text:list>
                </text:list-item>
                <text:list-item>
                  <text:p text:style-name="P109">Modell Assessment → Performance auf neuen Daten testen</text:p>
                  <text:list>
                    <text:list-item>
                      <text:p text:style-name="P109">Generalization Error finden</text:p>
                    </text:list-item>
                  </text:list>
                </text:list-item>
              </text:list>
            </text:list-item>
            <text:list-item>
              <text:p text:style-name="P110">Bei wenigen Daten wird eine Cross Validation gemacht</text:p>
              <text:list>
                <text:list-item>
                  <text:p text:style-name="P110">Dev-Test-Set rotiert um mehr Trainingsdaten zu bekommen</text:p>
                </text:list-item>
                <text:list-item>
                  <text:p text:style-name="P110">Aufteilung in 5-10 Cluster (1 Cluster Dev-Set, Rest Trainingsset)</text:p>
                </text:list-item>
                <text:list-item>
                  <text:p text:style-name="P111">Durchschnittlicher Prediction Error: Alle Fehler / Anzahl Cluster</text:p>
                </text:list-item>
                <text:list-item>
                  <text:p text:style-name="P111">Falsch → Auswahl der Parameter auf Basis <text:span text:style-name="T15">ALLER</text:span> Cluster</text:p>
                  <text:list>
                    <text:list-item>
                      <text:p text:style-name="P112">Prediction Error wird unterschätzt</text:p>
                    </text:list-item>
                  </text:list>
                </text:list-item>
                <text:list-item>
                  <text:p text:style-name="P112">Richtig → Auswahl der Paramters auf Basis aller Cluster OHNE Dev Fold</text:p>
                  <text:list>
                    <text:list-item>
                      <text:p text:style-name="P112">Classifier trainieren mit allen Folds ausser Dev Fold</text:p>
                    </text:list-item>
                    <text:list-item>
                      <text:p text:style-name="P112">Predict Fehler mit Dev Fold</text:p>
                    </text:list-item>
                  </text:list>
                </text:list-item>
                <text:list-item>
                  <text:p text:style-name="P113">Dev und Train Set teilen sich die Daten → Test Set bleibt unberührt</text:p>
                </text:list-item>
              </text:list>
            </text:list-item>
          </text:list>
        </text:list-item>
      </text:list>
      <text:p text:style-name="P114"/>
      <text:p text:style-name="P114"/>
      <text:list xml:id="list145219387833506" text:continue-numbering="true" text:style-name="L20">
        <text:list-item>
          <text:p text:style-name="P107">Decision Tree Classifier</text:p>
          <text:list>
            <text:list-item>
              <text:p text:style-name="P107">Startet mit Wurzel (Haupt-Feature)</text:p>
            </text:list-item>
            <text:list-item>
              <text:p text:style-name="P107">Jeder Knoten stellt ein Feature dar, mit zwei Verzweigungen, match ↔ nomatch</text:p>
            </text:list-item>
            <text:list-item>
              <text:p text:style-name="P107">Blätter sind Klassenlabels</text:p>
            </text:list-item>
            <text:list-item>
              <text:p text:style-name="P107">Je informativer ein Feature, desto näher an der Wurzel liegt es</text:p>
            </text:list-item>
            <text:list-item>
              <text:p text:style-name="P107">Vorteile</text:p>
              <text:list>
                <text:list-item>
                  <text:p text:style-name="P117">Einfach zu interpretieren</text:p>
                </text:list-item>
                <text:list-item>
                  <text:p text:style-name="P107">classifier.pseudocode(depth=x) → erzeugt If-Baum mit Features</text:p>
                </text:list-item>
                <text:list-item>
                  <text:p text:style-name="P117">Einfach um hierarchische Daten zu lernen</text:p>
                </text:list-item>
              </text:list>
            </text:list-item>
            <text:list-item>
              <text:p text:style-name="P117">Nachteile </text:p>
              <text:list>
                <text:list-item>
                  <text:p text:style-name="P117">Training Set in unteren Knoten sehr klein, da es immer geteilt wird</text:p>
                  <text:list>
                    <text:list-item>
                      <text:p text:style-name="P117">Overfitting muss verhindert werden</text:p>
                    </text:list-item>
                  </text:list>
                </text:list-item>
                <text:list-item>
                  <text:p text:style-name="P117">Features müssen gut analysiert werden um gute Reihenfolge zu generieren</text:p>
                </text:list-item>
              </text:list>
            </text:list-item>
          </text:list>
        </text:list-item>
      </text:list>
      <text:p text:style-name="P118"/>
      <text:list xml:id="list145220701673882" text:continue-numbering="true" text:style-name="L20">
        <text:list-item>
          <text:p text:style-name="P117">Naive Bayes Classifier</text:p>
          <text:list>
            <text:list-item>
              <text:p text:style-name="P119">Annahme → Jedes Feature ist statistisch unabhängig zu allen anderen</text:p>
              <text:list>
                <text:list-item>
                  <text:p text:style-name="P119">P(L|F) = P(L) * sum_f(P(f|L))</text:p>
                </text:list-item>
                <text:list-item>
                  <text:p text:style-name="P121">P(f|L) = count(f,L) / count(L)</text:p>
                </text:list-item>
                <text:list-item>
                  <text:p text:style-name="P119">Die Annahme ist nicht immer ganz korrekt</text:p>
                  <text:list>
                    <text:list-item>
                      <text:p text:style-name="P119">Erscheint ein Wort in einem text steigt die Wahrscheinlich das ein anderes auch vorkommt</text:p>
                    </text:list-item>
                  </text:list>
                </text:list-item>
                <text:list-item>
                  <text:p text:style-name="P122">Problem → Wenn Feature nicht vorkommt (Summe wird 0)</text:p>
                  <text:list>
                    <text:list-item>
                      <text:p text:style-name="P122">Lösung → Smoothing → Immer 0.5 drauf rechnen <text:span text:style-name="T17">auf Likelihood</text:span></text:p>
                    </text:list-item>
                  </text:list>
                </text:list-item>
              </text:list>
            </text:list-item>
            <text:list-item>
              <text:p text:style-name="P119">Nutzt jedes Feature um ein korrektes Label zu finden</text:p>
            </text:list-item>
            <text:list-item>
              <text:p text:style-name="P119">Priori Wahrscheinlichkeit von jedem Label wird berechnet</text:p>
            </text:list-item>
            <text:list-item>
              <text:p text:style-name="P119">Bedingte Wahrscheinlich für jedes Feature kombiniert mit der Priori Wah<text:span text:style-name="T16">r</text:span>scheinlichkeit wird berechnet</text:p>
            </text:list-item>
            <text:list-item>
              <text:p text:style-name="P119">Label mit der höchsten Likelihood Wahrscheinlichkeit wird an die Instanz übergeben</text:p>
            </text:list-item>
          </text:list>
        </text:list-item>
      </text:list>
      <text:p text:style-name="P120"/>
      <text:list xml:id="list145219045706273" text:continue-numbering="true" text:style-name="L20">
        <text:list-item>
          <text:p text:style-name="P123"><text:soft-page-break/>Scikit Learn</text:p>
          <text:list>
            <text:list-item>
              <text:p text:style-name="P123">Python Library für Machine Learning</text:p>
            </text:list-item>
            <text:list-item>
              <text:p text:style-name="P123">Mehr allgemein → Kein Fokus auf NLP</text:p>
            </text:list-item>
            <text:list-item>
              <text:p text:style-name="P123">Stellt einige Datensets und Algorithmen</text:p>
              <text:list>
                <text:list-item>
                  <text:p text:style-name="P123">from sklearn import datasets</text:p>
                </text:list-item>
                <text:list-item>
                  <text:p text:style-name="P123">data = datasets.load_xxx()</text:p>
                </text:list-item>
                <text:list-item>
                  <text:p text:style-name="P123">print(data)</text:p>
                </text:list-item>
              </text:list>
            </text:list-item>
            <text:list-item>
              <text:p text:style-name="P123"/>
            </text:list-item>
          </text:list>
        </text:list-item>
      </text:list>
      <text:p text:style-name="P108"/>
      <text:list xml:id="list145220754139589" text:continue-numbering="true" text:style-name="L20">
        <text:list-item>
          <text:p text:style-name="P107">Beispiel Use Cases:</text:p>
          <text:list>
            <text:list-item>
              <text:p text:style-name="P107">Geschlechtererkennung</text:p>
            </text:list-item>
            <text:list-item>
              <text:p text:style-name="P107">POS-Tagging</text:p>
            </text:list-item>
            <text:list-item>
              <text:p text:style-name="P107">Sentence Segmentation</text:p>
            </text:list-item>
          </text:list>
        </text:list-item>
      </text:list>
      <text:p text:style-name="P108"/>
      <text:list xml:id="list145219382123804" text:continue-numbering="true" text:style-name="L20">
        <text:list-item>
          <text:p text:style-name="P107">Why is it useful?</text:p>
          <text:list>
            <text:list-item>
              <text:p text:style-name="P107">Optische Buchstabenerkennung</text:p>
            </text:list-item>
            <text:list-item>
              <text:p text:style-name="P107">Sprach Identifikation</text:p>
            </text:list-item>
            <text:list-item>
              <text:p text:style-name="P107">Spam Klassifizierung</text:p>
            </text:list-item>
            <text:list-item>
              <text:p text:style-name="P123">Lesbarkeitstest (Ist dieses Buch für Kinder geeignet)</text:p>
            </text:list-item>
            <text:list-item>
              <text:p text:style-name="P123">Teile Reviews in Positiv und Negativ ein</text:p>
            </text:list-item>
            <text:list-item>
              <text:p text:style-name="P123">Wort Sinne als Klassen</text:p>
            </text:list-item>
            <text:list-item>
              <text:p text:style-name="P123">Features aus dem Kontext extrahieren</text:p>
            </text:list-item>
          </text:list>
        </text:list-item>
      </text:list>
      <text:p text:style-name="P108"/>
      <text:p text:style-name="P104"/>
      <text:p text:style-name="P40"/>
      <text:p text:style-name="P39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22T14:52:18.260000000</dc:date>
    <meta:editing-duration>PT2H49M36S</meta:editing-duration>
    <meta:editing-cycles>24</meta:editing-cycles>
    <meta:generator>LibreOffice/6.1.3.2$Windows_X86_64 LibreOffice_project/86daf60bf00efa86ad547e59e09d6bb77c699acb</meta:generator>
    <meta:document-statistic meta:table-count="0" meta:image-count="0" meta:object-count="0" meta:page-count="13" meta:paragraph-count="556" meta:word-count="3905" meta:character-count="25184" meta:non-whitespace-character-count="22341"/>
  </office:meta>
</office:document-meta>
</file>